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5.54cm" svg:height="23.344cm" svg:x="1.869cm" svg:y="71.019cm">
            <draw:object draw:notify-on-update-of-ranges="Sheet1.A2:Sheet1.A201 Sheet1.B1:Sheet1.B1 Sheet1.B2:Sheet1.B201 Sheet1.C1:Sheet1.C1 Sheet1.C2:Sheet1.C201 Sheet1.D1:Sheet1.D1 Sheet1.D2:Sheet1.D201 Sheet1.E1:Sheet1.E1 Sheet1.E2:Sheet1.E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o. Of Items</text:p>
          </table:table-cell>
          <table:table-cell office:value-type="string">
            <text:p><text:tab/> n^2</text:p>
          </table:table-cell>
          <table:table-cell office:value-type="string">
            <text:p>Bubble Sort</text:p>
          </table:table-cell>
          <table:table-cell office:value-type="string">
            <text:p>Insertion Sort</text:p>
          </table:table-cell>
          <table:table-cell office:value-type="string">
            <text:p>Selection So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office:value-type="float" office:value="87">
            <text:p>87</text:p>
          </table:table-cell>
          <table:table-cell office:value-type="float" office:value="223">
            <text:p>22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0">
            <text:p>1600</text:p>
          </table:table-cell>
          <table:table-cell office:value-type="float" office:value="131">
            <text:p>131</text:p>
          </table:table-cell>
          <table:table-cell office:value-type="float" office:value="439">
            <text:p>43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0">
            <text:p>2500</text:p>
          </table:table-cell>
          <table:table-cell office:value-type="float" office:value="252">
            <text:p>252</text:p>
          </table:table-cell>
          <table:table-cell office:value-type="float" office:value="793">
            <text:p>79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0">
            <text:p>3600</text:p>
          </table:table-cell>
          <table:table-cell office:value-type="float" office:value="266">
            <text:p>266</text:p>
          </table:table-cell>
          <table:table-cell office:value-type="float" office:value="1093">
            <text:p>109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900">
            <text:p>4900</text:p>
          </table:table-cell>
          <table:table-cell office:value-type="float" office:value="409">
            <text:p>409</text:p>
          </table:table-cell>
          <table:table-cell office:value-type="float" office:value="1347">
            <text:p>13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00">
            <text:p>6400</text:p>
          </table:table-cell>
          <table:table-cell office:value-type="float" office:value="642">
            <text:p>642</text:p>
          </table:table-cell>
          <table:table-cell office:value-type="float" office:value="1469">
            <text:p>146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100">
            <text:p>8100</text:p>
          </table:table-cell>
          <table:table-cell office:value-type="float" office:value="725">
            <text:p>725</text:p>
          </table:table-cell>
          <table:table-cell office:value-type="float" office:value="2202">
            <text:p>220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868">
            <text:p>868</text:p>
          </table:table-cell>
          <table:table-cell office:value-type="float" office:value="2495">
            <text:p>249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100">
            <text:p>12100</text:p>
          </table:table-cell>
          <table:table-cell office:value-type="float" office:value="998">
            <text:p>998</text:p>
          </table:table-cell>
          <table:table-cell office:value-type="float" office:value="3282">
            <text:p>328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400">
            <text:p>14400</text:p>
          </table:table-cell>
          <table:table-cell office:value-type="float" office:value="1359">
            <text:p>1359</text:p>
          </table:table-cell>
          <table:table-cell office:value-type="float" office:value="3877">
            <text:p>387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900">
            <text:p>16900</text:p>
          </table:table-cell>
          <table:table-cell office:value-type="float" office:value="1563">
            <text:p>1563</text:p>
          </table:table-cell>
          <table:table-cell office:value-type="float" office:value="4581">
            <text:p>458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600">
            <text:p>19600</text:p>
          </table:table-cell>
          <table:table-cell office:value-type="float" office:value="1542">
            <text:p>1542</text:p>
          </table:table-cell>
          <table:table-cell office:value-type="float" office:value="5127">
            <text:p>512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00">
            <text:p>22500</text:p>
          </table:table-cell>
          <table:table-cell office:value-type="float" office:value="1988">
            <text:p>1988</text:p>
          </table:table-cell>
          <table:table-cell office:value-type="float" office:value="5683">
            <text:p>568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">
            <text:p>25600</text:p>
          </table:table-cell>
          <table:table-cell office:value-type="float" office:value="2152">
            <text:p>2152</text:p>
          </table:table-cell>
          <table:table-cell office:value-type="float" office:value="6716">
            <text:p>671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8900">
            <text:p>28900</text:p>
          </table:table-cell>
          <table:table-cell office:value-type="float" office:value="2478">
            <text:p>2478</text:p>
          </table:table-cell>
          <table:table-cell office:value-type="float" office:value="6923">
            <text:p>692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400">
            <text:p>32400</text:p>
          </table:table-cell>
          <table:table-cell office:value-type="float" office:value="3071">
            <text:p>3071</text:p>
          </table:table-cell>
          <table:table-cell office:value-type="float" office:value="8638">
            <text:p>8638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100">
            <text:p>36100</text:p>
          </table:table-cell>
          <table:table-cell office:value-type="float" office:value="3158">
            <text:p>3158</text:p>
          </table:table-cell>
          <table:table-cell office:value-type="float" office:value="8893">
            <text:p>889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00">
            <text:p>40000</text:p>
          </table:table-cell>
          <table:table-cell office:value-type="float" office:value="3177">
            <text:p>3177</text:p>
          </table:table-cell>
          <table:table-cell office:value-type="float" office:value="10239">
            <text:p>1023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4100">
            <text:p>44100</text:p>
          </table:table-cell>
          <table:table-cell office:value-type="float" office:value="3595">
            <text:p>3595</text:p>
          </table:table-cell>
          <table:table-cell office:value-type="float" office:value="10258">
            <text:p>10258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400">
            <text:p>48400</text:p>
          </table:table-cell>
          <table:table-cell office:value-type="float" office:value="4319">
            <text:p>4319</text:p>
          </table:table-cell>
          <table:table-cell office:value-type="float" office:value="12881">
            <text:p>1288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2900">
            <text:p>52900</text:p>
          </table:table-cell>
          <table:table-cell office:value-type="float" office:value="5049">
            <text:p>5049</text:p>
          </table:table-cell>
          <table:table-cell office:value-type="float" office:value="13954">
            <text:p>1395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7600">
            <text:p>57600</text:p>
          </table:table-cell>
          <table:table-cell office:value-type="float" office:value="5122">
            <text:p>5122</text:p>
          </table:table-cell>
          <table:table-cell office:value-type="float" office:value="15530">
            <text:p>1553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2500">
            <text:p>62500</text:p>
          </table:table-cell>
          <table:table-cell office:value-type="float" office:value="5487">
            <text:p>5487</text:p>
          </table:table-cell>
          <table:table-cell office:value-type="float" office:value="15739">
            <text:p>15739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7600">
            <text:p>67600</text:p>
          </table:table-cell>
          <table:table-cell office:value-type="float" office:value="6067">
            <text:p>6067</text:p>
          </table:table-cell>
          <table:table-cell office:value-type="float" office:value="16122">
            <text:p>16122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2900">
            <text:p>72900</text:p>
          </table:table-cell>
          <table:table-cell office:value-type="float" office:value="6071">
            <text:p>6071</text:p>
          </table:table-cell>
          <table:table-cell office:value-type="float" office:value="18136">
            <text:p>18136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8400">
            <text:p>78400</text:p>
          </table:table-cell>
          <table:table-cell office:value-type="float" office:value="6531">
            <text:p>6531</text:p>
          </table:table-cell>
          <table:table-cell office:value-type="float" office:value="18894">
            <text:p>1889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4100">
            <text:p>84100</text:p>
          </table:table-cell>
          <table:table-cell office:value-type="float" office:value="6609">
            <text:p>6609</text:p>
          </table:table-cell>
          <table:table-cell office:value-type="float" office:value="21673">
            <text:p>21673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0000">
            <text:p>90000</text:p>
          </table:table-cell>
          <table:table-cell office:value-type="float" office:value="7074">
            <text:p>7074</text:p>
          </table:table-cell>
          <table:table-cell office:value-type="float" office:value="22294">
            <text:p>22294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96100">
            <text:p>96100</text:p>
          </table:table-cell>
          <table:table-cell office:value-type="float" office:value="8312">
            <text:p>8312</text:p>
          </table:table-cell>
          <table:table-cell office:value-type="float" office:value="23709">
            <text:p>23709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2400">
            <text:p>102400</text:p>
          </table:table-cell>
          <table:table-cell office:value-type="float" office:value="8392">
            <text:p>8392</text:p>
          </table:table-cell>
          <table:table-cell office:value-type="float" office:value="25849">
            <text:p>25849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8900">
            <text:p>108900</text:p>
          </table:table-cell>
          <table:table-cell office:value-type="float" office:value="8887">
            <text:p>8887</text:p>
          </table:table-cell>
          <table:table-cell office:value-type="float" office:value="26714">
            <text:p>26714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5600">
            <text:p>115600</text:p>
          </table:table-cell>
          <table:table-cell office:value-type="float" office:value="9205">
            <text:p>9205</text:p>
          </table:table-cell>
          <table:table-cell office:value-type="float" office:value="30083">
            <text:p>30083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22500">
            <text:p>122500</text:p>
          </table:table-cell>
          <table:table-cell office:value-type="float" office:value="10351">
            <text:p>10351</text:p>
          </table:table-cell>
          <table:table-cell office:value-type="float" office:value="32472">
            <text:p>3247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29600">
            <text:p>129600</text:p>
          </table:table-cell>
          <table:table-cell office:value-type="float" office:value="10089">
            <text:p>10089</text:p>
          </table:table-cell>
          <table:table-cell office:value-type="float" office:value="34463">
            <text:p>34463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36900">
            <text:p>136900</text:p>
          </table:table-cell>
          <table:table-cell office:value-type="float" office:value="11013">
            <text:p>11013</text:p>
          </table:table-cell>
          <table:table-cell office:value-type="float" office:value="35471">
            <text:p>35471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44400">
            <text:p>144400</text:p>
          </table:table-cell>
          <table:table-cell office:value-type="float" office:value="11802">
            <text:p>11802</text:p>
          </table:table-cell>
          <table:table-cell office:value-type="float" office:value="33385">
            <text:p>33385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2100">
            <text:p>152100</text:p>
          </table:table-cell>
          <table:table-cell office:value-type="float" office:value="12752">
            <text:p>12752</text:p>
          </table:table-cell>
          <table:table-cell office:value-type="float" office:value="39341">
            <text:p>393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60000">
            <text:p>160000</text:p>
          </table:table-cell>
          <table:table-cell office:value-type="float" office:value="13797">
            <text:p>13797</text:p>
          </table:table-cell>
          <table:table-cell office:value-type="float" office:value="40172">
            <text:p>40172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68100">
            <text:p>168100</text:p>
          </table:table-cell>
          <table:table-cell office:value-type="float" office:value="13903">
            <text:p>13903</text:p>
          </table:table-cell>
          <table:table-cell office:value-type="float" office:value="43383">
            <text:p>43383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76400">
            <text:p>176400</text:p>
          </table:table-cell>
          <table:table-cell office:value-type="float" office:value="15008">
            <text:p>15008</text:p>
          </table:table-cell>
          <table:table-cell office:value-type="float" office:value="42666">
            <text:p>4266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4900">
            <text:p>184900</text:p>
          </table:table-cell>
          <table:table-cell office:value-type="float" office:value="15748">
            <text:p>15748</text:p>
          </table:table-cell>
          <table:table-cell office:value-type="float" office:value="49107">
            <text:p>49107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93600">
            <text:p>193600</text:p>
          </table:table-cell>
          <table:table-cell office:value-type="float" office:value="15665">
            <text:p>15665</text:p>
          </table:table-cell>
          <table:table-cell office:value-type="float" office:value="51394">
            <text:p>51394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2500">
            <text:p>202500</text:p>
          </table:table-cell>
          <table:table-cell office:value-type="float" office:value="17221">
            <text:p>17221</text:p>
          </table:table-cell>
          <table:table-cell office:value-type="float" office:value="48709">
            <text:p>48709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1600">
            <text:p>211600</text:p>
          </table:table-cell>
          <table:table-cell office:value-type="float" office:value="17780">
            <text:p>17780</text:p>
          </table:table-cell>
          <table:table-cell office:value-type="float" office:value="54052">
            <text:p>5405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0900">
            <text:p>220900</text:p>
          </table:table-cell>
          <table:table-cell office:value-type="float" office:value="18766">
            <text:p>18766</text:p>
          </table:table-cell>
          <table:table-cell office:value-type="float" office:value="56806">
            <text:p>56806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30400">
            <text:p>230400</text:p>
          </table:table-cell>
          <table:table-cell office:value-type="float" office:value="18982">
            <text:p>18982</text:p>
          </table:table-cell>
          <table:table-cell office:value-type="float" office:value="58986">
            <text:p>58986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0100">
            <text:p>240100</text:p>
          </table:table-cell>
          <table:table-cell office:value-type="float" office:value="21478">
            <text:p>21478</text:p>
          </table:table-cell>
          <table:table-cell office:value-type="float" office:value="59900">
            <text:p>59900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000">
            <text:p>250000</text:p>
          </table:table-cell>
          <table:table-cell office:value-type="float" office:value="20570">
            <text:p>20570</text:p>
          </table:table-cell>
          <table:table-cell office:value-type="float" office:value="62371">
            <text:p>6237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60100">
            <text:p>260100</text:p>
          </table:table-cell>
          <table:table-cell office:value-type="float" office:value="21849">
            <text:p>21849</text:p>
          </table:table-cell>
          <table:table-cell office:value-type="float" office:value="67571">
            <text:p>6757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70400">
            <text:p>270400</text:p>
          </table:table-cell>
          <table:table-cell office:value-type="float" office:value="22212">
            <text:p>22212</text:p>
          </table:table-cell>
          <table:table-cell office:value-type="float" office:value="67233">
            <text:p>67233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80900">
            <text:p>280900</text:p>
          </table:table-cell>
          <table:table-cell office:value-type="float" office:value="23148">
            <text:p>23148</text:p>
          </table:table-cell>
          <table:table-cell office:value-type="float" office:value="70476">
            <text:p>70476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91600">
            <text:p>291600</text:p>
          </table:table-cell>
          <table:table-cell office:value-type="float" office:value="23114">
            <text:p>23114</text:p>
          </table:table-cell>
          <table:table-cell office:value-type="float" office:value="74245">
            <text:p>74245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02500">
            <text:p>302500</text:p>
          </table:table-cell>
          <table:table-cell office:value-type="float" office:value="26597">
            <text:p>26597</text:p>
          </table:table-cell>
          <table:table-cell office:value-type="float" office:value="77195">
            <text:p>77195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13600">
            <text:p>313600</text:p>
          </table:table-cell>
          <table:table-cell office:value-type="float" office:value="26080">
            <text:p>26080</text:p>
          </table:table-cell>
          <table:table-cell office:value-type="float" office:value="77324">
            <text:p>77324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24900">
            <text:p>324900</text:p>
          </table:table-cell>
          <table:table-cell office:value-type="float" office:value="26517">
            <text:p>26517</text:p>
          </table:table-cell>
          <table:table-cell office:value-type="float" office:value="83453">
            <text:p>83453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36400">
            <text:p>336400</text:p>
          </table:table-cell>
          <table:table-cell office:value-type="float" office:value="27853">
            <text:p>27853</text:p>
          </table:table-cell>
          <table:table-cell office:value-type="float" office:value="85129">
            <text:p>85129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48100">
            <text:p>348100</text:p>
          </table:table-cell>
          <table:table-cell office:value-type="float" office:value="29324">
            <text:p>29324</text:p>
          </table:table-cell>
          <table:table-cell office:value-type="float" office:value="88787">
            <text:p>88787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60000">
            <text:p>360000</text:p>
          </table:table-cell>
          <table:table-cell office:value-type="float" office:value="30929">
            <text:p>30929</text:p>
          </table:table-cell>
          <table:table-cell office:value-type="float" office:value="87464">
            <text:p>87464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72100">
            <text:p>372100</text:p>
          </table:table-cell>
          <table:table-cell office:value-type="float" office:value="30041">
            <text:p>30041</text:p>
          </table:table-cell>
          <table:table-cell office:value-type="float" office:value="95776">
            <text:p>95776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84400">
            <text:p>384400</text:p>
          </table:table-cell>
          <table:table-cell office:value-type="float" office:value="32663">
            <text:p>32663</text:p>
          </table:table-cell>
          <table:table-cell office:value-type="float" office:value="97841">
            <text:p>97841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96900">
            <text:p>396900</text:p>
          </table:table-cell>
          <table:table-cell office:value-type="float" office:value="33044">
            <text:p>33044</text:p>
          </table:table-cell>
          <table:table-cell office:value-type="float" office:value="99327">
            <text:p>99327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09600">
            <text:p>409600</text:p>
          </table:table-cell>
          <table:table-cell office:value-type="float" office:value="34020">
            <text:p>34020</text:p>
          </table:table-cell>
          <table:table-cell office:value-type="float" office:value="103155">
            <text:p>103155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22500">
            <text:p>422500</text:p>
          </table:table-cell>
          <table:table-cell office:value-type="float" office:value="35549">
            <text:p>35549</text:p>
          </table:table-cell>
          <table:table-cell office:value-type="float" office:value="102519">
            <text:p>102519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35600">
            <text:p>435600</text:p>
          </table:table-cell>
          <table:table-cell office:value-type="float" office:value="36885">
            <text:p>36885</text:p>
          </table:table-cell>
          <table:table-cell office:value-type="float" office:value="109399">
            <text:p>109399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48900">
            <text:p>448900</text:p>
          </table:table-cell>
          <table:table-cell office:value-type="float" office:value="37738">
            <text:p>37738</text:p>
          </table:table-cell>
          <table:table-cell office:value-type="float" office:value="114620">
            <text:p>114620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62400">
            <text:p>462400</text:p>
          </table:table-cell>
          <table:table-cell office:value-type="float" office:value="37138">
            <text:p>37138</text:p>
          </table:table-cell>
          <table:table-cell office:value-type="float" office:value="117450">
            <text:p>117450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76100">
            <text:p>476100</text:p>
          </table:table-cell>
          <table:table-cell office:value-type="float" office:value="38034">
            <text:p>38034</text:p>
          </table:table-cell>
          <table:table-cell office:value-type="float" office:value="114333">
            <text:p>114333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90000">
            <text:p>490000</text:p>
          </table:table-cell>
          <table:table-cell office:value-type="float" office:value="39279">
            <text:p>39279</text:p>
          </table:table-cell>
          <table:table-cell office:value-type="float" office:value="120348">
            <text:p>120348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504100">
            <text:p>504100</text:p>
          </table:table-cell>
          <table:table-cell office:value-type="float" office:value="43541">
            <text:p>43541</text:p>
          </table:table-cell>
          <table:table-cell office:value-type="float" office:value="129214">
            <text:p>129214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518400">
            <text:p>518400</text:p>
          </table:table-cell>
          <table:table-cell office:value-type="float" office:value="41507">
            <text:p>41507</text:p>
          </table:table-cell>
          <table:table-cell office:value-type="float" office:value="126772">
            <text:p>126772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532900">
            <text:p>532900</text:p>
          </table:table-cell>
          <table:table-cell office:value-type="float" office:value="43593">
            <text:p>43593</text:p>
          </table:table-cell>
          <table:table-cell office:value-type="float" office:value="135464">
            <text:p>135464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547600">
            <text:p>547600</text:p>
          </table:table-cell>
          <table:table-cell office:value-type="float" office:value="45446">
            <text:p>45446</text:p>
          </table:table-cell>
          <table:table-cell office:value-type="float" office:value="136449">
            <text:p>136449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62500">
            <text:p>562500</text:p>
          </table:table-cell>
          <table:table-cell office:value-type="float" office:value="43384">
            <text:p>43384</text:p>
          </table:table-cell>
          <table:table-cell office:value-type="float" office:value="146891">
            <text:p>146891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577600">
            <text:p>577600</text:p>
          </table:table-cell>
          <table:table-cell office:value-type="float" office:value="48156">
            <text:p>48156</text:p>
          </table:table-cell>
          <table:table-cell office:value-type="float" office:value="138142">
            <text:p>138142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592900">
            <text:p>592900</text:p>
          </table:table-cell>
          <table:table-cell office:value-type="float" office:value="51701">
            <text:p>51701</text:p>
          </table:table-cell>
          <table:table-cell office:value-type="float" office:value="153234">
            <text:p>153234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08400">
            <text:p>608400</text:p>
          </table:table-cell>
          <table:table-cell office:value-type="float" office:value="50191">
            <text:p>50191</text:p>
          </table:table-cell>
          <table:table-cell office:value-type="float" office:value="157054">
            <text:p>157054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24100">
            <text:p>624100</text:p>
          </table:table-cell>
          <table:table-cell office:value-type="float" office:value="52535">
            <text:p>52535</text:p>
          </table:table-cell>
          <table:table-cell office:value-type="float" office:value="149190">
            <text:p>14919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40000">
            <text:p>640000</text:p>
          </table:table-cell>
          <table:table-cell office:value-type="float" office:value="49947">
            <text:p>49947</text:p>
          </table:table-cell>
          <table:table-cell office:value-type="float" office:value="161709">
            <text:p>161709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56100">
            <text:p>656100</text:p>
          </table:table-cell>
          <table:table-cell office:value-type="float" office:value="52825">
            <text:p>52825</text:p>
          </table:table-cell>
          <table:table-cell office:value-type="float" office:value="152450">
            <text:p>152450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72400">
            <text:p>672400</text:p>
          </table:table-cell>
          <table:table-cell office:value-type="float" office:value="52549">
            <text:p>52549</text:p>
          </table:table-cell>
          <table:table-cell office:value-type="float" office:value="171784">
            <text:p>17178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88900">
            <text:p>688900</text:p>
          </table:table-cell>
          <table:table-cell office:value-type="float" office:value="57416">
            <text:p>57416</text:p>
          </table:table-cell>
          <table:table-cell office:value-type="float" office:value="172621">
            <text:p>172621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05600">
            <text:p>705600</text:p>
          </table:table-cell>
          <table:table-cell office:value-type="float" office:value="54993">
            <text:p>54993</text:p>
          </table:table-cell>
          <table:table-cell office:value-type="float" office:value="181588">
            <text:p>181588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22500">
            <text:p>722500</text:p>
          </table:table-cell>
          <table:table-cell office:value-type="float" office:value="57337">
            <text:p>57337</text:p>
          </table:table-cell>
          <table:table-cell office:value-type="float" office:value="169176">
            <text:p>169176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739600">
            <text:p>739600</text:p>
          </table:table-cell>
          <table:table-cell office:value-type="float" office:value="58395">
            <text:p>58395</text:p>
          </table:table-cell>
          <table:table-cell office:value-type="float" office:value="184691">
            <text:p>184691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56900">
            <text:p>756900</text:p>
          </table:table-cell>
          <table:table-cell office:value-type="float" office:value="61647">
            <text:p>61647</text:p>
          </table:table-cell>
          <table:table-cell office:value-type="float" office:value="187829">
            <text:p>187829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74400">
            <text:p>774400</text:p>
          </table:table-cell>
          <table:table-cell office:value-type="float" office:value="59453">
            <text:p>59453</text:p>
          </table:table-cell>
          <table:table-cell office:value-type="float" office:value="197407">
            <text:p>19740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92100">
            <text:p>792100</text:p>
          </table:table-cell>
          <table:table-cell office:value-type="float" office:value="62831">
            <text:p>62831</text:p>
          </table:table-cell>
          <table:table-cell office:value-type="float" office:value="198756">
            <text:p>198756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10000">
            <text:p>810000</text:p>
          </table:table-cell>
          <table:table-cell office:value-type="float" office:value="64629">
            <text:p>64629</text:p>
          </table:table-cell>
          <table:table-cell office:value-type="float" office:value="205918">
            <text:p>205918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28100">
            <text:p>828100</text:p>
          </table:table-cell>
          <table:table-cell office:value-type="float" office:value="66888">
            <text:p>66888</text:p>
          </table:table-cell>
          <table:table-cell office:value-type="float" office:value="209781">
            <text:p>209781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46400">
            <text:p>846400</text:p>
          </table:table-cell>
          <table:table-cell office:value-type="float" office:value="66965">
            <text:p>66965</text:p>
          </table:table-cell>
          <table:table-cell office:value-type="float" office:value="213231">
            <text:p>213231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864900">
            <text:p>864900</text:p>
          </table:table-cell>
          <table:table-cell office:value-type="float" office:value="68313">
            <text:p>68313</text:p>
          </table:table-cell>
          <table:table-cell office:value-type="float" office:value="222268">
            <text:p>222268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883600">
            <text:p>883600</text:p>
          </table:table-cell>
          <table:table-cell office:value-type="float" office:value="68667">
            <text:p>68667</text:p>
          </table:table-cell>
          <table:table-cell office:value-type="float" office:value="217885">
            <text:p>217885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02500">
            <text:p>902500</text:p>
          </table:table-cell>
          <table:table-cell office:value-type="float" office:value="72834">
            <text:p>72834</text:p>
          </table:table-cell>
          <table:table-cell office:value-type="float" office:value="234059">
            <text:p>234059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921600">
            <text:p>921600</text:p>
          </table:table-cell>
          <table:table-cell office:value-type="float" office:value="71497">
            <text:p>71497</text:p>
          </table:table-cell>
          <table:table-cell office:value-type="float" office:value="229648">
            <text:p>229648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940900">
            <text:p>940900</text:p>
          </table:table-cell>
          <table:table-cell office:value-type="float" office:value="77311">
            <text:p>77311</text:p>
          </table:table-cell>
          <table:table-cell office:value-type="float" office:value="238530">
            <text:p>238530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960400">
            <text:p>960400</text:p>
          </table:table-cell>
          <table:table-cell office:value-type="float" office:value="80656">
            <text:p>80656</text:p>
          </table:table-cell>
          <table:table-cell office:value-type="float" office:value="236807">
            <text:p>23680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80100">
            <text:p>980100</text:p>
          </table:table-cell>
          <table:table-cell office:value-type="float" office:value="76203">
            <text:p>76203</text:p>
          </table:table-cell>
          <table:table-cell office:value-type="float" office:value="251310">
            <text:p>251310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0000">
            <text:p>1000000</text:p>
          </table:table-cell>
          <table:table-cell office:value-type="float" office:value="85818">
            <text:p>85818</text:p>
          </table:table-cell>
          <table:table-cell office:value-type="float" office:value="243351">
            <text:p>243351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020100">
            <text:p>1020100</text:p>
          </table:table-cell>
          <table:table-cell office:value-type="float" office:value="78111">
            <text:p>78111</text:p>
          </table:table-cell>
          <table:table-cell office:value-type="float" office:value="262775">
            <text:p>262775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040400">
            <text:p>1040400</text:p>
          </table:table-cell>
          <table:table-cell office:value-type="float" office:value="82409">
            <text:p>82409</text:p>
          </table:table-cell>
          <table:table-cell office:value-type="float" office:value="254872">
            <text:p>254872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060900">
            <text:p>1060900</text:p>
          </table:table-cell>
          <table:table-cell office:value-type="float" office:value="87107">
            <text:p>87107</text:p>
          </table:table-cell>
          <table:table-cell office:value-type="float" office:value="266020">
            <text:p>266020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081600">
            <text:p>1081600</text:p>
          </table:table-cell>
          <table:table-cell office:value-type="float" office:value="85428">
            <text:p>85428</text:p>
          </table:table-cell>
          <table:table-cell office:value-type="float" office:value="262256">
            <text:p>262256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102500">
            <text:p>1102500</text:p>
          </table:table-cell>
          <table:table-cell office:value-type="float" office:value="87279">
            <text:p>87279</text:p>
          </table:table-cell>
          <table:table-cell office:value-type="float" office:value="278991">
            <text:p>278991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123600">
            <text:p>1123600</text:p>
          </table:table-cell>
          <table:table-cell office:value-type="float" office:value="97460">
            <text:p>97460</text:p>
          </table:table-cell>
          <table:table-cell office:value-type="float" office:value="282482">
            <text:p>282482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144900">
            <text:p>1144900</text:p>
          </table:table-cell>
          <table:table-cell office:value-type="float" office:value="96978">
            <text:p>96978</text:p>
          </table:table-cell>
          <table:table-cell office:value-type="float" office:value="290031">
            <text:p>290031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166400">
            <text:p>1166400</text:p>
          </table:table-cell>
          <table:table-cell office:value-type="float" office:value="92267">
            <text:p>92267</text:p>
          </table:table-cell>
          <table:table-cell office:value-type="float" office:value="285460">
            <text:p>285460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188100">
            <text:p>1188100</text:p>
          </table:table-cell>
          <table:table-cell office:value-type="float" office:value="94129">
            <text:p>94129</text:p>
          </table:table-cell>
          <table:table-cell office:value-type="float" office:value="296171">
            <text:p>296171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210000">
            <text:p>1210000</text:p>
          </table:table-cell>
          <table:table-cell office:value-type="float" office:value="95362">
            <text:p>95362</text:p>
          </table:table-cell>
          <table:table-cell office:value-type="float" office:value="301855">
            <text:p>301855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232100">
            <text:p>1232100</text:p>
          </table:table-cell>
          <table:table-cell office:value-type="float" office:value="98663">
            <text:p>98663</text:p>
          </table:table-cell>
          <table:table-cell office:value-type="float" office:value="304444">
            <text:p>304444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1254400">
            <text:p>1254400</text:p>
          </table:table-cell>
          <table:table-cell office:value-type="float" office:value="102256">
            <text:p>102256</text:p>
          </table:table-cell>
          <table:table-cell office:value-type="float" office:value="308338">
            <text:p>308338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276900">
            <text:p>1276900</text:p>
          </table:table-cell>
          <table:table-cell office:value-type="float" office:value="100293">
            <text:p>100293</text:p>
          </table:table-cell>
          <table:table-cell office:value-type="float" office:value="324361">
            <text:p>324361</text:p>
          </table:table-cell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299600">
            <text:p>1299600</text:p>
          </table:table-cell>
          <table:table-cell office:value-type="float" office:value="104573">
            <text:p>104573</text:p>
          </table:table-cell>
          <table:table-cell office:value-type="float" office:value="326136">
            <text:p>326136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322500">
            <text:p>1322500</text:p>
          </table:table-cell>
          <table:table-cell office:value-type="float" office:value="105015">
            <text:p>105015</text:p>
          </table:table-cell>
          <table:table-cell office:value-type="float" office:value="332878">
            <text:p>332878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345600">
            <text:p>1345600</text:p>
          </table:table-cell>
          <table:table-cell office:value-type="float" office:value="105314">
            <text:p>105314</text:p>
          </table:table-cell>
          <table:table-cell office:value-type="float" office:value="343724">
            <text:p>343724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1368900">
            <text:p>1368900</text:p>
          </table:table-cell>
          <table:table-cell office:value-type="float" office:value="106650">
            <text:p>106650</text:p>
          </table:table-cell>
          <table:table-cell office:value-type="float" office:value="329823">
            <text:p>329823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1392400">
            <text:p>1392400</text:p>
          </table:table-cell>
          <table:table-cell office:value-type="float" office:value="108605">
            <text:p>108605</text:p>
          </table:table-cell>
          <table:table-cell office:value-type="float" office:value="347135">
            <text:p>347135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416100">
            <text:p>1416100</text:p>
          </table:table-cell>
          <table:table-cell office:value-type="float" office:value="117355">
            <text:p>117355</text:p>
          </table:table-cell>
          <table:table-cell office:value-type="float" office:value="355452">
            <text:p>355452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440000">
            <text:p>1440000</text:p>
          </table:table-cell>
          <table:table-cell office:value-type="float" office:value="119145">
            <text:p>119145</text:p>
          </table:table-cell>
          <table:table-cell office:value-type="float" office:value="362972">
            <text:p>362972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464100">
            <text:p>1464100</text:p>
          </table:table-cell>
          <table:table-cell office:value-type="float" office:value="114639">
            <text:p>114639</text:p>
          </table:table-cell>
          <table:table-cell office:value-type="float" office:value="357919">
            <text:p>357919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1488400">
            <text:p>1488400</text:p>
          </table:table-cell>
          <table:table-cell office:value-type="float" office:value="122594">
            <text:p>122594</text:p>
          </table:table-cell>
          <table:table-cell office:value-type="float" office:value="368290">
            <text:p>368290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1512900">
            <text:p>1512900</text:p>
          </table:table-cell>
          <table:table-cell office:value-type="float" office:value="123503">
            <text:p>123503</text:p>
          </table:table-cell>
          <table:table-cell office:value-type="float" office:value="369688">
            <text:p>369688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537600">
            <text:p>1537600</text:p>
          </table:table-cell>
          <table:table-cell office:value-type="float" office:value="123456">
            <text:p>123456</text:p>
          </table:table-cell>
          <table:table-cell office:value-type="float" office:value="391891">
            <text:p>391891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562500">
            <text:p>1562500</text:p>
          </table:table-cell>
          <table:table-cell office:value-type="float" office:value="123817">
            <text:p>123817</text:p>
          </table:table-cell>
          <table:table-cell office:value-type="float" office:value="388193">
            <text:p>38819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587600">
            <text:p>1587600</text:p>
          </table:table-cell>
          <table:table-cell office:value-type="float" office:value="128120">
            <text:p>128120</text:p>
          </table:table-cell>
          <table:table-cell office:value-type="float" office:value="389270">
            <text:p>389270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612900">
            <text:p>1612900</text:p>
          </table:table-cell>
          <table:table-cell office:value-type="float" office:value="134947">
            <text:p>134947</text:p>
          </table:table-cell>
          <table:table-cell office:value-type="float" office:value="397966">
            <text:p>397966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638400">
            <text:p>1638400</text:p>
          </table:table-cell>
          <table:table-cell office:value-type="float" office:value="132216">
            <text:p>132216</text:p>
          </table:table-cell>
          <table:table-cell office:value-type="float" office:value="406164">
            <text:p>406164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664100">
            <text:p>1664100</text:p>
          </table:table-cell>
          <table:table-cell office:value-type="float" office:value="134984">
            <text:p>134984</text:p>
          </table:table-cell>
          <table:table-cell office:value-type="float" office:value="418964">
            <text:p>418964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690000">
            <text:p>1690000</text:p>
          </table:table-cell>
          <table:table-cell office:value-type="float" office:value="136743">
            <text:p>136743</text:p>
          </table:table-cell>
          <table:table-cell office:value-type="float" office:value="433359">
            <text:p>433359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716100">
            <text:p>1716100</text:p>
          </table:table-cell>
          <table:table-cell office:value-type="float" office:value="137257">
            <text:p>137257</text:p>
          </table:table-cell>
          <table:table-cell office:value-type="float" office:value="429872">
            <text:p>429872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1742400">
            <text:p>1742400</text:p>
          </table:table-cell>
          <table:table-cell office:value-type="float" office:value="140340">
            <text:p>140340</text:p>
          </table:table-cell>
          <table:table-cell office:value-type="float" office:value="425072">
            <text:p>425072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768900">
            <text:p>1768900</text:p>
          </table:table-cell>
          <table:table-cell office:value-type="float" office:value="138014">
            <text:p>138014</text:p>
          </table:table-cell>
          <table:table-cell office:value-type="float" office:value="442493">
            <text:p>442493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795600">
            <text:p>1795600</text:p>
          </table:table-cell>
          <table:table-cell office:value-type="float" office:value="143056">
            <text:p>143056</text:p>
          </table:table-cell>
          <table:table-cell office:value-type="float" office:value="446794">
            <text:p>446794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822500">
            <text:p>1822500</text:p>
          </table:table-cell>
          <table:table-cell office:value-type="float" office:value="137564">
            <text:p>137564</text:p>
          </table:table-cell>
          <table:table-cell office:value-type="float" office:value="458931">
            <text:p>458931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849600">
            <text:p>1849600</text:p>
          </table:table-cell>
          <table:table-cell office:value-type="float" office:value="147100">
            <text:p>147100</text:p>
          </table:table-cell>
          <table:table-cell office:value-type="float" office:value="466317">
            <text:p>466317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876900">
            <text:p>1876900</text:p>
          </table:table-cell>
          <table:table-cell office:value-type="float" office:value="149451">
            <text:p>149451</text:p>
          </table:table-cell>
          <table:table-cell office:value-type="float" office:value="467234">
            <text:p>467234</text:p>
          </table:table-cell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904400">
            <text:p>1904400</text:p>
          </table:table-cell>
          <table:table-cell office:value-type="float" office:value="151181">
            <text:p>151181</text:p>
          </table:table-cell>
          <table:table-cell office:value-type="float" office:value="468447">
            <text:p>468447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932100">
            <text:p>1932100</text:p>
          </table:table-cell>
          <table:table-cell office:value-type="float" office:value="158111">
            <text:p>158111</text:p>
          </table:table-cell>
          <table:table-cell office:value-type="float" office:value="480468">
            <text:p>480468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960000">
            <text:p>1960000</text:p>
          </table:table-cell>
          <table:table-cell office:value-type="float" office:value="154235">
            <text:p>154235</text:p>
          </table:table-cell>
          <table:table-cell office:value-type="float" office:value="486590">
            <text:p>486590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988100">
            <text:p>1988100</text:p>
          </table:table-cell>
          <table:table-cell office:value-type="float" office:value="157190">
            <text:p>157190</text:p>
          </table:table-cell>
          <table:table-cell office:value-type="float" office:value="505752">
            <text:p>505752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2016400">
            <text:p>2016400</text:p>
          </table:table-cell>
          <table:table-cell office:value-type="float" office:value="157488">
            <text:p>157488</text:p>
          </table:table-cell>
          <table:table-cell office:value-type="float" office:value="496514">
            <text:p>496514</text:p>
          </table:table-cell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2044900">
            <text:p>2044900</text:p>
          </table:table-cell>
          <table:table-cell office:value-type="float" office:value="162628">
            <text:p>162628</text:p>
          </table:table-cell>
          <table:table-cell office:value-type="float" office:value="504742">
            <text:p>504742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073600">
            <text:p>2073600</text:p>
          </table:table-cell>
          <table:table-cell office:value-type="float" office:value="162429">
            <text:p>162429</text:p>
          </table:table-cell>
          <table:table-cell office:value-type="float" office:value="528765">
            <text:p>528765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2102500">
            <text:p>2102500</text:p>
          </table:table-cell>
          <table:table-cell office:value-type="float" office:value="171022">
            <text:p>171022</text:p>
          </table:table-cell>
          <table:table-cell office:value-type="float" office:value="528253">
            <text:p>528253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2131600">
            <text:p>2131600</text:p>
          </table:table-cell>
          <table:table-cell office:value-type="float" office:value="176269">
            <text:p>176269</text:p>
          </table:table-cell>
          <table:table-cell office:value-type="float" office:value="538798">
            <text:p>538798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2160900">
            <text:p>2160900</text:p>
          </table:table-cell>
          <table:table-cell office:value-type="float" office:value="170315">
            <text:p>170315</text:p>
          </table:table-cell>
          <table:table-cell office:value-type="float" office:value="526441">
            <text:p>526441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2190400">
            <text:p>2190400</text:p>
          </table:table-cell>
          <table:table-cell office:value-type="float" office:value="176929">
            <text:p>176929</text:p>
          </table:table-cell>
          <table:table-cell office:value-type="float" office:value="557032">
            <text:p>557032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2220100">
            <text:p>2220100</text:p>
          </table:table-cell>
          <table:table-cell office:value-type="float" office:value="182404">
            <text:p>182404</text:p>
          </table:table-cell>
          <table:table-cell office:value-type="float" office:value="541563">
            <text:p>541563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50000">
            <text:p>2250000</text:p>
          </table:table-cell>
          <table:table-cell office:value-type="float" office:value="170012">
            <text:p>170012</text:p>
          </table:table-cell>
          <table:table-cell office:value-type="float" office:value="575014">
            <text:p>575014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2280100">
            <text:p>2280100</text:p>
          </table:table-cell>
          <table:table-cell office:value-type="float" office:value="182635">
            <text:p>182635</text:p>
          </table:table-cell>
          <table:table-cell office:value-type="float" office:value="573980">
            <text:p>573980</text:p>
          </table:table-cell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2310400">
            <text:p>2310400</text:p>
          </table:table-cell>
          <table:table-cell office:value-type="float" office:value="178017">
            <text:p>178017</text:p>
          </table:table-cell>
          <table:table-cell office:value-type="float" office:value="572045">
            <text:p>572045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2340900">
            <text:p>2340900</text:p>
          </table:table-cell>
          <table:table-cell office:value-type="float" office:value="188442">
            <text:p>188442</text:p>
          </table:table-cell>
          <table:table-cell office:value-type="float" office:value="592027">
            <text:p>592027</text:p>
          </table:table-cell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2371600">
            <text:p>2371600</text:p>
          </table:table-cell>
          <table:table-cell office:value-type="float" office:value="187016">
            <text:p>187016</text:p>
          </table:table-cell>
          <table:table-cell office:value-type="float" office:value="593113">
            <text:p>593113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2402500">
            <text:p>2402500</text:p>
          </table:table-cell>
          <table:table-cell office:value-type="float" office:value="193725">
            <text:p>193725</text:p>
          </table:table-cell>
          <table:table-cell office:value-type="float" office:value="597629">
            <text:p>597629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433600">
            <text:p>2433600</text:p>
          </table:table-cell>
          <table:table-cell office:value-type="float" office:value="191446">
            <text:p>191446</text:p>
          </table:table-cell>
          <table:table-cell office:value-type="float" office:value="598619">
            <text:p>598619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2464900">
            <text:p>2464900</text:p>
          </table:table-cell>
          <table:table-cell office:value-type="float" office:value="196332">
            <text:p>196332</text:p>
          </table:table-cell>
          <table:table-cell office:value-type="float" office:value="628913">
            <text:p>628913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2496400">
            <text:p>2496400</text:p>
          </table:table-cell>
          <table:table-cell office:value-type="float" office:value="200413">
            <text:p>200413</text:p>
          </table:table-cell>
          <table:table-cell office:value-type="float" office:value="642222">
            <text:p>642222</text:p>
          </table:table-cell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2528100">
            <text:p>2528100</text:p>
          </table:table-cell>
          <table:table-cell office:value-type="float" office:value="206658">
            <text:p>206658</text:p>
          </table:table-cell>
          <table:table-cell office:value-type="float" office:value="641524">
            <text:p>641524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560000">
            <text:p>2560000</text:p>
          </table:table-cell>
          <table:table-cell office:value-type="float" office:value="207673">
            <text:p>207673</text:p>
          </table:table-cell>
          <table:table-cell office:value-type="float" office:value="660720">
            <text:p>660720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2592100">
            <text:p>2592100</text:p>
          </table:table-cell>
          <table:table-cell office:value-type="float" office:value="201742">
            <text:p>201742</text:p>
          </table:table-cell>
          <table:table-cell office:value-type="float" office:value="631095">
            <text:p>63109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2624400">
            <text:p>2624400</text:p>
          </table:table-cell>
          <table:table-cell office:value-type="float" office:value="213212">
            <text:p>213212</text:p>
          </table:table-cell>
          <table:table-cell office:value-type="float" office:value="656332">
            <text:p>656332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2656900">
            <text:p>2656900</text:p>
          </table:table-cell>
          <table:table-cell office:value-type="float" office:value="208453">
            <text:p>208453</text:p>
          </table:table-cell>
          <table:table-cell office:value-type="float" office:value="667859">
            <text:p>667859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2689600">
            <text:p>2689600</text:p>
          </table:table-cell>
          <table:table-cell office:value-type="float" office:value="212042">
            <text:p>212042</text:p>
          </table:table-cell>
          <table:table-cell office:value-type="float" office:value="676506">
            <text:p>676506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2722500">
            <text:p>2722500</text:p>
          </table:table-cell>
          <table:table-cell office:value-type="float" office:value="209409">
            <text:p>209409</text:p>
          </table:table-cell>
          <table:table-cell office:value-type="float" office:value="680825">
            <text:p>680825</text:p>
          </table:table-cell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2755600">
            <text:p>2755600</text:p>
          </table:table-cell>
          <table:table-cell office:value-type="float" office:value="220575">
            <text:p>220575</text:p>
          </table:table-cell>
          <table:table-cell office:value-type="float" office:value="681203">
            <text:p>681203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2788900">
            <text:p>2788900</text:p>
          </table:table-cell>
          <table:table-cell office:value-type="float" office:value="226700">
            <text:p>226700</text:p>
          </table:table-cell>
          <table:table-cell office:value-type="float" office:value="693663">
            <text:p>693663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2822400">
            <text:p>2822400</text:p>
          </table:table-cell>
          <table:table-cell office:value-type="float" office:value="218629">
            <text:p>218629</text:p>
          </table:table-cell>
          <table:table-cell office:value-type="float" office:value="710902">
            <text:p>710902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2856100">
            <text:p>2856100</text:p>
          </table:table-cell>
          <table:table-cell office:value-type="float" office:value="230713">
            <text:p>230713</text:p>
          </table:table-cell>
          <table:table-cell office:value-type="float" office:value="694205">
            <text:p>694205</text:p>
          </table:table-cell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890000">
            <text:p>2890000</text:p>
          </table:table-cell>
          <table:table-cell office:value-type="float" office:value="224466">
            <text:p>224466</text:p>
          </table:table-cell>
          <table:table-cell office:value-type="float" office:value="730021">
            <text:p>730021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2924100">
            <text:p>2924100</text:p>
          </table:table-cell>
          <table:table-cell office:value-type="float" office:value="240340">
            <text:p>240340</text:p>
          </table:table-cell>
          <table:table-cell office:value-type="float" office:value="725839">
            <text:p>725839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2958400">
            <text:p>2958400</text:p>
          </table:table-cell>
          <table:table-cell office:value-type="float" office:value="232469">
            <text:p>232469</text:p>
          </table:table-cell>
          <table:table-cell office:value-type="float" office:value="751801">
            <text:p>751801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2992900">
            <text:p>2992900</text:p>
          </table:table-cell>
          <table:table-cell office:value-type="float" office:value="243283">
            <text:p>243283</text:p>
          </table:table-cell>
          <table:table-cell office:value-type="float" office:value="737840">
            <text:p>737840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3027600">
            <text:p>3027600</text:p>
          </table:table-cell>
          <table:table-cell office:value-type="float" office:value="229987">
            <text:p>229987</text:p>
          </table:table-cell>
          <table:table-cell office:value-type="float" office:value="767472">
            <text:p>767472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062500">
            <text:p>3062500</text:p>
          </table:table-cell>
          <table:table-cell office:value-type="float" office:value="244431">
            <text:p>244431</text:p>
          </table:table-cell>
          <table:table-cell office:value-type="float" office:value="776210">
            <text:p>776210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3097600">
            <text:p>3097600</text:p>
          </table:table-cell>
          <table:table-cell office:value-type="float" office:value="235966">
            <text:p>235966</text:p>
          </table:table-cell>
          <table:table-cell office:value-type="float" office:value="783899">
            <text:p>783899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3132900">
            <text:p>3132900</text:p>
          </table:table-cell>
          <table:table-cell office:value-type="float" office:value="238826">
            <text:p>238826</text:p>
          </table:table-cell>
          <table:table-cell office:value-type="float" office:value="787598">
            <text:p>787598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3168400">
            <text:p>3168400</text:p>
          </table:table-cell>
          <table:table-cell office:value-type="float" office:value="248428">
            <text:p>248428</text:p>
          </table:table-cell>
          <table:table-cell office:value-type="float" office:value="789367">
            <text:p>789367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3204100">
            <text:p>3204100</text:p>
          </table:table-cell>
          <table:table-cell office:value-type="float" office:value="246561">
            <text:p>246561</text:p>
          </table:table-cell>
          <table:table-cell office:value-type="float" office:value="812834">
            <text:p>812834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240000">
            <text:p>3240000</text:p>
          </table:table-cell>
          <table:table-cell office:value-type="float" office:value="253151">
            <text:p>253151</text:p>
          </table:table-cell>
          <table:table-cell office:value-type="float" office:value="810957">
            <text:p>810957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276100">
            <text:p>3276100</text:p>
          </table:table-cell>
          <table:table-cell office:value-type="float" office:value="262491">
            <text:p>262491</text:p>
          </table:table-cell>
          <table:table-cell office:value-type="float" office:value="803438">
            <text:p>803438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3312400">
            <text:p>3312400</text:p>
          </table:table-cell>
          <table:table-cell office:value-type="float" office:value="260331">
            <text:p>260331</text:p>
          </table:table-cell>
          <table:table-cell office:value-type="float" office:value="846933">
            <text:p>846933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3348900">
            <text:p>3348900</text:p>
          </table:table-cell>
          <table:table-cell office:value-type="float" office:value="257352">
            <text:p>257352</text:p>
          </table:table-cell>
          <table:table-cell office:value-type="float" office:value="845923">
            <text:p>845923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385600">
            <text:p>3385600</text:p>
          </table:table-cell>
          <table:table-cell office:value-type="float" office:value="277436">
            <text:p>277436</text:p>
          </table:table-cell>
          <table:table-cell office:value-type="float" office:value="865845">
            <text:p>865845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422500">
            <text:p>3422500</text:p>
          </table:table-cell>
          <table:table-cell office:value-type="float" office:value="265065">
            <text:p>265065</text:p>
          </table:table-cell>
          <table:table-cell office:value-type="float" office:value="853076">
            <text:p>853076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459600">
            <text:p>3459600</text:p>
          </table:table-cell>
          <table:table-cell office:value-type="float" office:value="268289">
            <text:p>268289</text:p>
          </table:table-cell>
          <table:table-cell office:value-type="float" office:value="851623">
            <text:p>851623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3496900">
            <text:p>3496900</text:p>
          </table:table-cell>
          <table:table-cell office:value-type="float" office:value="280407">
            <text:p>280407</text:p>
          </table:table-cell>
          <table:table-cell office:value-type="float" office:value="876793">
            <text:p>876793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3534400">
            <text:p>3534400</text:p>
          </table:table-cell>
          <table:table-cell office:value-type="float" office:value="270748">
            <text:p>270748</text:p>
          </table:table-cell>
          <table:table-cell office:value-type="float" office:value="882657">
            <text:p>882657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572100">
            <text:p>3572100</text:p>
          </table:table-cell>
          <table:table-cell office:value-type="float" office:value="284569">
            <text:p>284569</text:p>
          </table:table-cell>
          <table:table-cell office:value-type="float" office:value="895695">
            <text:p>895695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610000">
            <text:p>3610000</text:p>
          </table:table-cell>
          <table:table-cell office:value-type="float" office:value="283171">
            <text:p>283171</text:p>
          </table:table-cell>
          <table:table-cell office:value-type="float" office:value="895191">
            <text:p>895191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3648100">
            <text:p>3648100</text:p>
          </table:table-cell>
          <table:table-cell office:value-type="float" office:value="291973">
            <text:p>291973</text:p>
          </table:table-cell>
          <table:table-cell office:value-type="float" office:value="913935">
            <text:p>913935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686400">
            <text:p>3686400</text:p>
          </table:table-cell>
          <table:table-cell office:value-type="float" office:value="287965">
            <text:p>287965</text:p>
          </table:table-cell>
          <table:table-cell office:value-type="float" office:value="904639">
            <text:p>904639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3724900">
            <text:p>3724900</text:p>
          </table:table-cell>
          <table:table-cell office:value-type="float" office:value="297505">
            <text:p>297505</text:p>
          </table:table-cell>
          <table:table-cell office:value-type="float" office:value="924768">
            <text:p>924768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3763600">
            <text:p>3763600</text:p>
          </table:table-cell>
          <table:table-cell office:value-type="float" office:value="291541">
            <text:p>291541</text:p>
          </table:table-cell>
          <table:table-cell office:value-type="float" office:value="924108">
            <text:p>924108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3802500">
            <text:p>3802500</text:p>
          </table:table-cell>
          <table:table-cell office:value-type="float" office:value="300406">
            <text:p>300406</text:p>
          </table:table-cell>
          <table:table-cell office:value-type="float" office:value="949642">
            <text:p>949642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841600">
            <text:p>3841600</text:p>
          </table:table-cell>
          <table:table-cell office:value-type="float" office:value="298495">
            <text:p>298495</text:p>
          </table:table-cell>
          <table:table-cell office:value-type="float" office:value="918725">
            <text:p>918725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880900">
            <text:p>3880900</text:p>
          </table:table-cell>
          <table:table-cell office:value-type="float" office:value="292052">
            <text:p>292052</text:p>
          </table:table-cell>
          <table:table-cell office:value-type="float" office:value="968780">
            <text:p>968780</text:p>
          </table:table-cell>
          <table:table-cell office:value-type="float" office:value="1958">
            <text:p>195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920400">
            <text:p>3920400</text:p>
          </table:table-cell>
          <table:table-cell office:value-type="float" office:value="307691">
            <text:p>307691</text:p>
          </table:table-cell>
          <table:table-cell office:value-type="float" office:value="996106">
            <text:p>996106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960100">
            <text:p>3960100</text:p>
          </table:table-cell>
          <table:table-cell office:value-type="float" office:value="302360">
            <text:p>302360</text:p>
          </table:table-cell>
          <table:table-cell office:value-type="float" office:value="1015097">
            <text:p>1015097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000">
            <text:p>4000000</text:p>
          </table:table-cell>
          <table:table-cell office:value-type="float" office:value="298471">
            <text:p>298471</text:p>
          </table:table-cell>
          <table:table-cell office:value-type="float" office:value="1002947">
            <text:p>1002947</text:p>
          </table:table-cell>
          <table:table-cell office:value-type="float" office:value="1991">
            <text:p>1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1T10:38:31</dc:date>
    <dc:creator>Ramit </dc:creator>
    <meta:document-statistic meta:table-count="1" meta:cell-count="100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include-hidden-cells="false" chart:treat-empty-cells="leave-gap" chart:spline-order="6" chart:spline-resolution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pie-offset="50"/>
      <style:graphic-properties draw:stroke="dash" draw:stroke-dash="Ultrafine_20_Dashed" svg:stroke-width="0.08cm" svg:stroke-color="#aecf00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ff950e" draw:fill-color="#ff95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83caff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541cm" svg:height="23.345cm" xlink:href=".." xlink:type="simple" chart:class="chart:line" chart:style-name="ch1">
        <chart:title svg:x="20.741cm" svg:y="1.223cm" chart:style-name="ch2">
          <text:p>Exchanges in Sorting</text:p>
        </chart:title>
        <chart:legend chart:legend-position="end" svg:x="41.227cm" svg:y="10.626cm" style:legend-expansion="high" chart:style-name="ch3"/>
        <chart:plot-area chart:style-name="ch4" table:cell-range-address="Sheet1.A1:Sheet1.E201" chart:data-source-has-labels="both" svg:x="0.197cm" svg:y="2.278cm" svg:width="41.2cm" svg:height="20.218cm">
          <chartooo:coordinate-region svg:x="1.744cm" svg:y="2.477cm" svg:width="39.48cm" svg:height="18.974cm"/>
          <chart:axis chart:dimension="x" chart:name="primary-x" chart:style-name="ch5" chartooo:axis-type="auto">
            <chartooo:date-scale/>
            <chart:title svg:x="19.509cm" svg:y="22.785cm" chart:style-name="ch6">
              <text:p>No of Exchanges</text:p>
            </chart:title>
            <chart:categories table:cell-range-address="Sheet1.A2:Sheet1.A201"/>
          </chart:axis>
          <chart:axis chart:dimension="y" chart:name="primary-y" chart:style-name="ch5">
            <chart:title svg:x="0cm" svg:y="10.636cm" chart:style-name="ch7">
              <text:p>No of items</text:p>
            </chart:title>
            <chart:grid chart:style-name="ch8" chart:class="major"/>
          </chart:axis>
          <chart:series chart:style-name="ch9" chart:values-cell-range-address="Sheet1.B2:Sheet1.B201" chart:label-cell-address="Sheet1.B1:Sheet1.B1" chart:class="chart:line">
            <chart:data-point chart:repeated="200"/>
          </chart:series>
          <chart:series chart:style-name="ch10" chart:values-cell-range-address="Sheet1.C2:Sheet1.C201" chart:label-cell-address="Sheet1.C1:Sheet1.C1" chart:class="chart:line">
            <chart:data-point chart:repeated="200"/>
          </chart:series>
          <chart:series chart:style-name="ch11" chart:values-cell-range-address="Sheet1.D2:Sheet1.D201" chart:label-cell-address="Sheet1.D1:Sheet1.D1" chart:class="chart:line">
            <chart:data-point chart:repeated="200"/>
          </chart:series>
          <chart:series chart:style-name="ch12" chart:values-cell-range-address="Sheet1.E2:Sheet1.E201" chart:label-cell-address="Sheet1.E1:Sheet1.E1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	 n^2</text:p>
                <draw:g>
                  <svg:desc>Sheet1.B1:Sheet1.B1</svg:desc>
                </draw:g>
              </table:table-cell>
              <table:table-cell office:value-type="string">
                <text:p>Bubble Sort</text:p>
                <draw:g>
                  <svg:desc>Sheet1.C1:Sheet1.C1</svg:desc>
                </draw:g>
              </table:table-cell>
              <table:table-cell office:value-type="string">
                <text:p>Insertion Sort</text:p>
                <draw:g>
                  <svg:desc>Sheet1.D1:Sheet1.D1</svg:desc>
                </draw:g>
              </table:table-cell>
              <table:table-cell office:value-type="string">
                <text:p>Selection Sor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201</svg:desc>
                </draw:g>
              </table:table-cell>
              <table:table-cell office:value-type="float" office:value="100">
                <text:p>100</text:p>
                <draw:g>
                  <svg:desc>Sheet1.B2:Sheet1.B201</svg:desc>
                </draw:g>
              </table:table-cell>
              <table:table-cell office:value-type="float" office:value="14">
                <text:p>14</text:p>
                <draw:g>
                  <svg:desc>Sheet1.C2:Sheet1.C201</svg:desc>
                </draw:g>
              </table:table-cell>
              <table:table-cell office:value-type="float" office:value="39">
                <text:p>39</text:p>
                <draw:g>
                  <svg:desc>Sheet1.D2:Sheet1.D201</svg:desc>
                </draw:g>
              </table:table-cell>
              <table:table-cell office:value-type="float" office:value="7">
                <text:p>7</text:p>
                <draw:g>
                  <svg:desc>Sheet1.E2:Sheet1.E2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45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  <table:table-cell office:value-type="float" office:value="87">
                <text:p>87</text:p>
              </table:table-cell>
              <table:table-cell office:value-type="float" office:value="223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0">
                <text:p>1600</text:p>
              </table:table-cell>
              <table:table-cell office:value-type="float" office:value="131">
                <text:p>131</text:p>
              </table:table-cell>
              <table:table-cell office:value-type="float" office:value="439">
                <text:p>4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252">
                <text:p>252</text:p>
              </table:table-cell>
              <table:table-cell office:value-type="float" office:value="793">
                <text:p>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00">
                <text:p>3600</text:p>
              </table:table-cell>
              <table:table-cell office:value-type="float" office:value="266">
                <text:p>266</text:p>
              </table:table-cell>
              <table:table-cell office:value-type="float" office:value="1093">
                <text:p>10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00">
                <text:p>4900</text:p>
              </table:table-cell>
              <table:table-cell office:value-type="float" office:value="409">
                <text:p>409</text:p>
              </table:table-cell>
              <table:table-cell office:value-type="float" office:value="1347">
                <text:p>13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00">
                <text:p>6400</text:p>
              </table:table-cell>
              <table:table-cell office:value-type="float" office:value="642">
                <text:p>642</text:p>
              </table:table-cell>
              <table:table-cell office:value-type="float" office:value="1469">
                <text:p>14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00">
                <text:p>8100</text:p>
              </table:table-cell>
              <table:table-cell office:value-type="float" office:value="725">
                <text:p>725</text:p>
              </table:table-cell>
              <table:table-cell office:value-type="float" office:value="2202">
                <text:p>22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868">
                <text:p>868</text:p>
              </table:table-cell>
              <table:table-cell office:value-type="float" office:value="2495">
                <text:p>24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100">
                <text:p>12100</text:p>
              </table:table-cell>
              <table:table-cell office:value-type="float" office:value="998">
                <text:p>998</text:p>
              </table:table-cell>
              <table:table-cell office:value-type="float" office:value="3282">
                <text:p>32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400">
                <text:p>14400</text:p>
              </table:table-cell>
              <table:table-cell office:value-type="float" office:value="1359">
                <text:p>1359</text:p>
              </table:table-cell>
              <table:table-cell office:value-type="float" office:value="3877">
                <text:p>38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900">
                <text:p>16900</text:p>
              </table:table-cell>
              <table:table-cell office:value-type="float" office:value="1563">
                <text:p>1563</text:p>
              </table:table-cell>
              <table:table-cell office:value-type="float" office:value="4581">
                <text:p>45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600">
                <text:p>19600</text:p>
              </table:table-cell>
              <table:table-cell office:value-type="float" office:value="1542">
                <text:p>1542</text:p>
              </table:table-cell>
              <table:table-cell office:value-type="float" office:value="5127">
                <text:p>51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500">
                <text:p>22500</text:p>
              </table:table-cell>
              <table:table-cell office:value-type="float" office:value="1988">
                <text:p>1988</text:p>
              </table:table-cell>
              <table:table-cell office:value-type="float" office:value="5683">
                <text:p>568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5600">
                <text:p>25600</text:p>
              </table:table-cell>
              <table:table-cell office:value-type="float" office:value="2152">
                <text:p>2152</text:p>
              </table:table-cell>
              <table:table-cell office:value-type="float" office:value="6716">
                <text:p>671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900">
                <text:p>28900</text:p>
              </table:table-cell>
              <table:table-cell office:value-type="float" office:value="2478">
                <text:p>2478</text:p>
              </table:table-cell>
              <table:table-cell office:value-type="float" office:value="6923">
                <text:p>692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400">
                <text:p>32400</text:p>
              </table:table-cell>
              <table:table-cell office:value-type="float" office:value="3071">
                <text:p>3071</text:p>
              </table:table-cell>
              <table:table-cell office:value-type="float" office:value="8638">
                <text:p>86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100">
                <text:p>36100</text:p>
              </table:table-cell>
              <table:table-cell office:value-type="float" office:value="3158">
                <text:p>3158</text:p>
              </table:table-cell>
              <table:table-cell office:value-type="float" office:value="8893">
                <text:p>889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000">
                <text:p>40000</text:p>
              </table:table-cell>
              <table:table-cell office:value-type="float" office:value="3177">
                <text:p>3177</text:p>
              </table:table-cell>
              <table:table-cell office:value-type="float" office:value="10239">
                <text:p>1023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4100">
                <text:p>44100</text:p>
              </table:table-cell>
              <table:table-cell office:value-type="float" office:value="3595">
                <text:p>3595</text:p>
              </table:table-cell>
              <table:table-cell office:value-type="float" office:value="10258">
                <text:p>1025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8400">
                <text:p>48400</text:p>
              </table:table-cell>
              <table:table-cell office:value-type="float" office:value="4319">
                <text:p>4319</text:p>
              </table:table-cell>
              <table:table-cell office:value-type="float" office:value="12881">
                <text:p>1288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2900">
                <text:p>52900</text:p>
              </table:table-cell>
              <table:table-cell office:value-type="float" office:value="5049">
                <text:p>5049</text:p>
              </table:table-cell>
              <table:table-cell office:value-type="float" office:value="13954">
                <text:p>139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600">
                <text:p>57600</text:p>
              </table:table-cell>
              <table:table-cell office:value-type="float" office:value="5122">
                <text:p>5122</text:p>
              </table:table-cell>
              <table:table-cell office:value-type="float" office:value="15530">
                <text:p>155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500">
                <text:p>62500</text:p>
              </table:table-cell>
              <table:table-cell office:value-type="float" office:value="5487">
                <text:p>5487</text:p>
              </table:table-cell>
              <table:table-cell office:value-type="float" office:value="15739">
                <text:p>157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600">
                <text:p>67600</text:p>
              </table:table-cell>
              <table:table-cell office:value-type="float" office:value="6067">
                <text:p>6067</text:p>
              </table:table-cell>
              <table:table-cell office:value-type="float" office:value="16122">
                <text:p>1612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900">
                <text:p>72900</text:p>
              </table:table-cell>
              <table:table-cell office:value-type="float" office:value="6071">
                <text:p>6071</text:p>
              </table:table-cell>
              <table:table-cell office:value-type="float" office:value="18136">
                <text:p>181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8400">
                <text:p>78400</text:p>
              </table:table-cell>
              <table:table-cell office:value-type="float" office:value="6531">
                <text:p>6531</text:p>
              </table:table-cell>
              <table:table-cell office:value-type="float" office:value="18894">
                <text:p>1889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4100">
                <text:p>84100</text:p>
              </table:table-cell>
              <table:table-cell office:value-type="float" office:value="6609">
                <text:p>6609</text:p>
              </table:table-cell>
              <table:table-cell office:value-type="float" office:value="21673">
                <text:p>2167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000">
                <text:p>90000</text:p>
              </table:table-cell>
              <table:table-cell office:value-type="float" office:value="7074">
                <text:p>7074</text:p>
              </table:table-cell>
              <table:table-cell office:value-type="float" office:value="22294">
                <text:p>222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6100">
                <text:p>96100</text:p>
              </table:table-cell>
              <table:table-cell office:value-type="float" office:value="8312">
                <text:p>8312</text:p>
              </table:table-cell>
              <table:table-cell office:value-type="float" office:value="23709">
                <text:p>2370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2400">
                <text:p>102400</text:p>
              </table:table-cell>
              <table:table-cell office:value-type="float" office:value="8392">
                <text:p>8392</text:p>
              </table:table-cell>
              <table:table-cell office:value-type="float" office:value="25849">
                <text:p>2584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8900">
                <text:p>108900</text:p>
              </table:table-cell>
              <table:table-cell office:value-type="float" office:value="8887">
                <text:p>8887</text:p>
              </table:table-cell>
              <table:table-cell office:value-type="float" office:value="26714">
                <text:p>2671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5600">
                <text:p>115600</text:p>
              </table:table-cell>
              <table:table-cell office:value-type="float" office:value="9205">
                <text:p>9205</text:p>
              </table:table-cell>
              <table:table-cell office:value-type="float" office:value="30083">
                <text:p>3008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2500">
                <text:p>122500</text:p>
              </table:table-cell>
              <table:table-cell office:value-type="float" office:value="10351">
                <text:p>10351</text:p>
              </table:table-cell>
              <table:table-cell office:value-type="float" office:value="32472">
                <text:p>324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9600">
                <text:p>129600</text:p>
              </table:table-cell>
              <table:table-cell office:value-type="float" office:value="10089">
                <text:p>10089</text:p>
              </table:table-cell>
              <table:table-cell office:value-type="float" office:value="34463">
                <text:p>3446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6900">
                <text:p>136900</text:p>
              </table:table-cell>
              <table:table-cell office:value-type="float" office:value="11013">
                <text:p>11013</text:p>
              </table:table-cell>
              <table:table-cell office:value-type="float" office:value="35471">
                <text:p>3547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44400">
                <text:p>144400</text:p>
              </table:table-cell>
              <table:table-cell office:value-type="float" office:value="11802">
                <text:p>11802</text:p>
              </table:table-cell>
              <table:table-cell office:value-type="float" office:value="33385">
                <text:p>3338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2100">
                <text:p>152100</text:p>
              </table:table-cell>
              <table:table-cell office:value-type="float" office:value="12752">
                <text:p>12752</text:p>
              </table:table-cell>
              <table:table-cell office:value-type="float" office:value="39341">
                <text:p>3934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0000">
                <text:p>160000</text:p>
              </table:table-cell>
              <table:table-cell office:value-type="float" office:value="13797">
                <text:p>13797</text:p>
              </table:table-cell>
              <table:table-cell office:value-type="float" office:value="40172">
                <text:p>4017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68100">
                <text:p>168100</text:p>
              </table:table-cell>
              <table:table-cell office:value-type="float" office:value="13903">
                <text:p>13903</text:p>
              </table:table-cell>
              <table:table-cell office:value-type="float" office:value="43383">
                <text:p>4338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76400">
                <text:p>176400</text:p>
              </table:table-cell>
              <table:table-cell office:value-type="float" office:value="15008">
                <text:p>15008</text:p>
              </table:table-cell>
              <table:table-cell office:value-type="float" office:value="42666">
                <text:p>4266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4900">
                <text:p>184900</text:p>
              </table:table-cell>
              <table:table-cell office:value-type="float" office:value="15748">
                <text:p>15748</text:p>
              </table:table-cell>
              <table:table-cell office:value-type="float" office:value="49107">
                <text:p>491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3600">
                <text:p>193600</text:p>
              </table:table-cell>
              <table:table-cell office:value-type="float" office:value="15665">
                <text:p>15665</text:p>
              </table:table-cell>
              <table:table-cell office:value-type="float" office:value="51394">
                <text:p>5139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2500">
                <text:p>202500</text:p>
              </table:table-cell>
              <table:table-cell office:value-type="float" office:value="17221">
                <text:p>17221</text:p>
              </table:table-cell>
              <table:table-cell office:value-type="float" office:value="48709">
                <text:p>4870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11600">
                <text:p>211600</text:p>
              </table:table-cell>
              <table:table-cell office:value-type="float" office:value="17780">
                <text:p>17780</text:p>
              </table:table-cell>
              <table:table-cell office:value-type="float" office:value="54052">
                <text:p>5405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20900">
                <text:p>220900</text:p>
              </table:table-cell>
              <table:table-cell office:value-type="float" office:value="18766">
                <text:p>18766</text:p>
              </table:table-cell>
              <table:table-cell office:value-type="float" office:value="56806">
                <text:p>568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30400">
                <text:p>230400</text:p>
              </table:table-cell>
              <table:table-cell office:value-type="float" office:value="18982">
                <text:p>18982</text:p>
              </table:table-cell>
              <table:table-cell office:value-type="float" office:value="58986">
                <text:p>5898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40100">
                <text:p>240100</text:p>
              </table:table-cell>
              <table:table-cell office:value-type="float" office:value="21478">
                <text:p>21478</text:p>
              </table:table-cell>
              <table:table-cell office:value-type="float" office:value="59900">
                <text:p>599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0000">
                <text:p>250000</text:p>
              </table:table-cell>
              <table:table-cell office:value-type="float" office:value="20570">
                <text:p>20570</text:p>
              </table:table-cell>
              <table:table-cell office:value-type="float" office:value="62371">
                <text:p>6237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60100">
                <text:p>260100</text:p>
              </table:table-cell>
              <table:table-cell office:value-type="float" office:value="21849">
                <text:p>21849</text:p>
              </table:table-cell>
              <table:table-cell office:value-type="float" office:value="67571">
                <text:p>6757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0400">
                <text:p>270400</text:p>
              </table:table-cell>
              <table:table-cell office:value-type="float" office:value="22212">
                <text:p>22212</text:p>
              </table:table-cell>
              <table:table-cell office:value-type="float" office:value="67233">
                <text:p>672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80900">
                <text:p>280900</text:p>
              </table:table-cell>
              <table:table-cell office:value-type="float" office:value="23148">
                <text:p>23148</text:p>
              </table:table-cell>
              <table:table-cell office:value-type="float" office:value="70476">
                <text:p>7047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91600">
                <text:p>291600</text:p>
              </table:table-cell>
              <table:table-cell office:value-type="float" office:value="23114">
                <text:p>23114</text:p>
              </table:table-cell>
              <table:table-cell office:value-type="float" office:value="74245">
                <text:p>7424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02500">
                <text:p>302500</text:p>
              </table:table-cell>
              <table:table-cell office:value-type="float" office:value="26597">
                <text:p>26597</text:p>
              </table:table-cell>
              <table:table-cell office:value-type="float" office:value="77195">
                <text:p>7719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13600">
                <text:p>313600</text:p>
              </table:table-cell>
              <table:table-cell office:value-type="float" office:value="26080">
                <text:p>26080</text:p>
              </table:table-cell>
              <table:table-cell office:value-type="float" office:value="77324">
                <text:p>7732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24900">
                <text:p>324900</text:p>
              </table:table-cell>
              <table:table-cell office:value-type="float" office:value="26517">
                <text:p>26517</text:p>
              </table:table-cell>
              <table:table-cell office:value-type="float" office:value="83453">
                <text:p>8345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36400">
                <text:p>336400</text:p>
              </table:table-cell>
              <table:table-cell office:value-type="float" office:value="27853">
                <text:p>27853</text:p>
              </table:table-cell>
              <table:table-cell office:value-type="float" office:value="85129">
                <text:p>8512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48100">
                <text:p>348100</text:p>
              </table:table-cell>
              <table:table-cell office:value-type="float" office:value="29324">
                <text:p>29324</text:p>
              </table:table-cell>
              <table:table-cell office:value-type="float" office:value="88787">
                <text:p>8878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60000">
                <text:p>360000</text:p>
              </table:table-cell>
              <table:table-cell office:value-type="float" office:value="30929">
                <text:p>30929</text:p>
              </table:table-cell>
              <table:table-cell office:value-type="float" office:value="87464">
                <text:p>8746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72100">
                <text:p>372100</text:p>
              </table:table-cell>
              <table:table-cell office:value-type="float" office:value="30041">
                <text:p>30041</text:p>
              </table:table-cell>
              <table:table-cell office:value-type="float" office:value="95776">
                <text:p>9577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84400">
                <text:p>384400</text:p>
              </table:table-cell>
              <table:table-cell office:value-type="float" office:value="32663">
                <text:p>32663</text:p>
              </table:table-cell>
              <table:table-cell office:value-type="float" office:value="97841">
                <text:p>9784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96900">
                <text:p>396900</text:p>
              </table:table-cell>
              <table:table-cell office:value-type="float" office:value="33044">
                <text:p>33044</text:p>
              </table:table-cell>
              <table:table-cell office:value-type="float" office:value="99327">
                <text:p>9932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09600">
                <text:p>409600</text:p>
              </table:table-cell>
              <table:table-cell office:value-type="float" office:value="34020">
                <text:p>34020</text:p>
              </table:table-cell>
              <table:table-cell office:value-type="float" office:value="103155">
                <text:p>10315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22500">
                <text:p>422500</text:p>
              </table:table-cell>
              <table:table-cell office:value-type="float" office:value="35549">
                <text:p>35549</text:p>
              </table:table-cell>
              <table:table-cell office:value-type="float" office:value="102519">
                <text:p>10251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35600">
                <text:p>435600</text:p>
              </table:table-cell>
              <table:table-cell office:value-type="float" office:value="36885">
                <text:p>36885</text:p>
              </table:table-cell>
              <table:table-cell office:value-type="float" office:value="109399">
                <text:p>10939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48900">
                <text:p>448900</text:p>
              </table:table-cell>
              <table:table-cell office:value-type="float" office:value="37738">
                <text:p>37738</text:p>
              </table:table-cell>
              <table:table-cell office:value-type="float" office:value="114620">
                <text:p>11462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62400">
                <text:p>462400</text:p>
              </table:table-cell>
              <table:table-cell office:value-type="float" office:value="37138">
                <text:p>37138</text:p>
              </table:table-cell>
              <table:table-cell office:value-type="float" office:value="117450">
                <text:p>11745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76100">
                <text:p>476100</text:p>
              </table:table-cell>
              <table:table-cell office:value-type="float" office:value="38034">
                <text:p>38034</text:p>
              </table:table-cell>
              <table:table-cell office:value-type="float" office:value="114333">
                <text:p>11433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0000">
                <text:p>490000</text:p>
              </table:table-cell>
              <table:table-cell office:value-type="float" office:value="39279">
                <text:p>39279</text:p>
              </table:table-cell>
              <table:table-cell office:value-type="float" office:value="120348">
                <text:p>12034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504100">
                <text:p>504100</text:p>
              </table:table-cell>
              <table:table-cell office:value-type="float" office:value="43541">
                <text:p>43541</text:p>
              </table:table-cell>
              <table:table-cell office:value-type="float" office:value="129214">
                <text:p>12921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18400">
                <text:p>518400</text:p>
              </table:table-cell>
              <table:table-cell office:value-type="float" office:value="41507">
                <text:p>41507</text:p>
              </table:table-cell>
              <table:table-cell office:value-type="float" office:value="126772">
                <text:p>12677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532900">
                <text:p>532900</text:p>
              </table:table-cell>
              <table:table-cell office:value-type="float" office:value="43593">
                <text:p>43593</text:p>
              </table:table-cell>
              <table:table-cell office:value-type="float" office:value="135464">
                <text:p>13546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47600">
                <text:p>547600</text:p>
              </table:table-cell>
              <table:table-cell office:value-type="float" office:value="45446">
                <text:p>45446</text:p>
              </table:table-cell>
              <table:table-cell office:value-type="float" office:value="136449">
                <text:p>13644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62500">
                <text:p>562500</text:p>
              </table:table-cell>
              <table:table-cell office:value-type="float" office:value="43384">
                <text:p>43384</text:p>
              </table:table-cell>
              <table:table-cell office:value-type="float" office:value="146891">
                <text:p>14689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77600">
                <text:p>577600</text:p>
              </table:table-cell>
              <table:table-cell office:value-type="float" office:value="48156">
                <text:p>48156</text:p>
              </table:table-cell>
              <table:table-cell office:value-type="float" office:value="138142">
                <text:p>13814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92900">
                <text:p>592900</text:p>
              </table:table-cell>
              <table:table-cell office:value-type="float" office:value="51701">
                <text:p>51701</text:p>
              </table:table-cell>
              <table:table-cell office:value-type="float" office:value="153234">
                <text:p>15323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08400">
                <text:p>608400</text:p>
              </table:table-cell>
              <table:table-cell office:value-type="float" office:value="50191">
                <text:p>50191</text:p>
              </table:table-cell>
              <table:table-cell office:value-type="float" office:value="157054">
                <text:p>15705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24100">
                <text:p>624100</text:p>
              </table:table-cell>
              <table:table-cell office:value-type="float" office:value="52535">
                <text:p>52535</text:p>
              </table:table-cell>
              <table:table-cell office:value-type="float" office:value="149190">
                <text:p>14919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40000">
                <text:p>640000</text:p>
              </table:table-cell>
              <table:table-cell office:value-type="float" office:value="49947">
                <text:p>49947</text:p>
              </table:table-cell>
              <table:table-cell office:value-type="float" office:value="161709">
                <text:p>16170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56100">
                <text:p>656100</text:p>
              </table:table-cell>
              <table:table-cell office:value-type="float" office:value="52825">
                <text:p>52825</text:p>
              </table:table-cell>
              <table:table-cell office:value-type="float" office:value="152450">
                <text:p>15245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72400">
                <text:p>672400</text:p>
              </table:table-cell>
              <table:table-cell office:value-type="float" office:value="52549">
                <text:p>52549</text:p>
              </table:table-cell>
              <table:table-cell office:value-type="float" office:value="171784">
                <text:p>1717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88900">
                <text:p>688900</text:p>
              </table:table-cell>
              <table:table-cell office:value-type="float" office:value="57416">
                <text:p>57416</text:p>
              </table:table-cell>
              <table:table-cell office:value-type="float" office:value="172621">
                <text:p>1726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05600">
                <text:p>705600</text:p>
              </table:table-cell>
              <table:table-cell office:value-type="float" office:value="54993">
                <text:p>54993</text:p>
              </table:table-cell>
              <table:table-cell office:value-type="float" office:value="181588">
                <text:p>18158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22500">
                <text:p>722500</text:p>
              </table:table-cell>
              <table:table-cell office:value-type="float" office:value="57337">
                <text:p>57337</text:p>
              </table:table-cell>
              <table:table-cell office:value-type="float" office:value="169176">
                <text:p>16917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39600">
                <text:p>739600</text:p>
              </table:table-cell>
              <table:table-cell office:value-type="float" office:value="58395">
                <text:p>58395</text:p>
              </table:table-cell>
              <table:table-cell office:value-type="float" office:value="184691">
                <text:p>18469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56900">
                <text:p>756900</text:p>
              </table:table-cell>
              <table:table-cell office:value-type="float" office:value="61647">
                <text:p>61647</text:p>
              </table:table-cell>
              <table:table-cell office:value-type="float" office:value="187829">
                <text:p>18782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74400">
                <text:p>774400</text:p>
              </table:table-cell>
              <table:table-cell office:value-type="float" office:value="59453">
                <text:p>59453</text:p>
              </table:table-cell>
              <table:table-cell office:value-type="float" office:value="197407">
                <text:p>19740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792100">
                <text:p>792100</text:p>
              </table:table-cell>
              <table:table-cell office:value-type="float" office:value="62831">
                <text:p>62831</text:p>
              </table:table-cell>
              <table:table-cell office:value-type="float" office:value="198756">
                <text:p>19875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10000">
                <text:p>810000</text:p>
              </table:table-cell>
              <table:table-cell office:value-type="float" office:value="64629">
                <text:p>64629</text:p>
              </table:table-cell>
              <table:table-cell office:value-type="float" office:value="205918">
                <text:p>20591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828100">
                <text:p>828100</text:p>
              </table:table-cell>
              <table:table-cell office:value-type="float" office:value="66888">
                <text:p>66888</text:p>
              </table:table-cell>
              <table:table-cell office:value-type="float" office:value="209781">
                <text:p>20978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46400">
                <text:p>846400</text:p>
              </table:table-cell>
              <table:table-cell office:value-type="float" office:value="66965">
                <text:p>66965</text:p>
              </table:table-cell>
              <table:table-cell office:value-type="float" office:value="213231">
                <text:p>21323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64900">
                <text:p>864900</text:p>
              </table:table-cell>
              <table:table-cell office:value-type="float" office:value="68313">
                <text:p>68313</text:p>
              </table:table-cell>
              <table:table-cell office:value-type="float" office:value="222268">
                <text:p>22226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83600">
                <text:p>883600</text:p>
              </table:table-cell>
              <table:table-cell office:value-type="float" office:value="68667">
                <text:p>68667</text:p>
              </table:table-cell>
              <table:table-cell office:value-type="float" office:value="217885">
                <text:p>21788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02500">
                <text:p>902500</text:p>
              </table:table-cell>
              <table:table-cell office:value-type="float" office:value="72834">
                <text:p>72834</text:p>
              </table:table-cell>
              <table:table-cell office:value-type="float" office:value="234059">
                <text:p>2340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21600">
                <text:p>921600</text:p>
              </table:table-cell>
              <table:table-cell office:value-type="float" office:value="71497">
                <text:p>71497</text:p>
              </table:table-cell>
              <table:table-cell office:value-type="float" office:value="229648">
                <text:p>22964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40900">
                <text:p>940900</text:p>
              </table:table-cell>
              <table:table-cell office:value-type="float" office:value="77311">
                <text:p>77311</text:p>
              </table:table-cell>
              <table:table-cell office:value-type="float" office:value="238530">
                <text:p>23853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60400">
                <text:p>960400</text:p>
              </table:table-cell>
              <table:table-cell office:value-type="float" office:value="80656">
                <text:p>80656</text:p>
              </table:table-cell>
              <table:table-cell office:value-type="float" office:value="236807">
                <text:p>23680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80100">
                <text:p>980100</text:p>
              </table:table-cell>
              <table:table-cell office:value-type="float" office:value="76203">
                <text:p>76203</text:p>
              </table:table-cell>
              <table:table-cell office:value-type="float" office:value="251310">
                <text:p>25131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000">
                <text:p>1000000</text:p>
              </table:table-cell>
              <table:table-cell office:value-type="float" office:value="85818">
                <text:p>85818</text:p>
              </table:table-cell>
              <table:table-cell office:value-type="float" office:value="243351">
                <text:p>24335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20100">
                <text:p>1020100</text:p>
              </table:table-cell>
              <table:table-cell office:value-type="float" office:value="78111">
                <text:p>78111</text:p>
              </table:table-cell>
              <table:table-cell office:value-type="float" office:value="262775">
                <text:p>26277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40400">
                <text:p>1040400</text:p>
              </table:table-cell>
              <table:table-cell office:value-type="float" office:value="82409">
                <text:p>82409</text:p>
              </table:table-cell>
              <table:table-cell office:value-type="float" office:value="254872">
                <text:p>2548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60900">
                <text:p>1060900</text:p>
              </table:table-cell>
              <table:table-cell office:value-type="float" office:value="87107">
                <text:p>87107</text:p>
              </table:table-cell>
              <table:table-cell office:value-type="float" office:value="266020">
                <text:p>26602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81600">
                <text:p>1081600</text:p>
              </table:table-cell>
              <table:table-cell office:value-type="float" office:value="85428">
                <text:p>85428</text:p>
              </table:table-cell>
              <table:table-cell office:value-type="float" office:value="262256">
                <text:p>26225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102500">
                <text:p>1102500</text:p>
              </table:table-cell>
              <table:table-cell office:value-type="float" office:value="87279">
                <text:p>87279</text:p>
              </table:table-cell>
              <table:table-cell office:value-type="float" office:value="278991">
                <text:p>27899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23600">
                <text:p>1123600</text:p>
              </table:table-cell>
              <table:table-cell office:value-type="float" office:value="97460">
                <text:p>97460</text:p>
              </table:table-cell>
              <table:table-cell office:value-type="float" office:value="282482">
                <text:p>28248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144900">
                <text:p>1144900</text:p>
              </table:table-cell>
              <table:table-cell office:value-type="float" office:value="96978">
                <text:p>96978</text:p>
              </table:table-cell>
              <table:table-cell office:value-type="float" office:value="290031">
                <text:p>29003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66400">
                <text:p>1166400</text:p>
              </table:table-cell>
              <table:table-cell office:value-type="float" office:value="92267">
                <text:p>92267</text:p>
              </table:table-cell>
              <table:table-cell office:value-type="float" office:value="285460">
                <text:p>28546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88100">
                <text:p>1188100</text:p>
              </table:table-cell>
              <table:table-cell office:value-type="float" office:value="94129">
                <text:p>94129</text:p>
              </table:table-cell>
              <table:table-cell office:value-type="float" office:value="296171">
                <text:p>29617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10000">
                <text:p>1210000</text:p>
              </table:table-cell>
              <table:table-cell office:value-type="float" office:value="95362">
                <text:p>95362</text:p>
              </table:table-cell>
              <table:table-cell office:value-type="float" office:value="301855">
                <text:p>301855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32100">
                <text:p>1232100</text:p>
              </table:table-cell>
              <table:table-cell office:value-type="float" office:value="98663">
                <text:p>98663</text:p>
              </table:table-cell>
              <table:table-cell office:value-type="float" office:value="304444">
                <text:p>304444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254400">
                <text:p>1254400</text:p>
              </table:table-cell>
              <table:table-cell office:value-type="float" office:value="102256">
                <text:p>102256</text:p>
              </table:table-cell>
              <table:table-cell office:value-type="float" office:value="308338">
                <text:p>30833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276900">
                <text:p>1276900</text:p>
              </table:table-cell>
              <table:table-cell office:value-type="float" office:value="100293">
                <text:p>100293</text:p>
              </table:table-cell>
              <table:table-cell office:value-type="float" office:value="324361">
                <text:p>32436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299600">
                <text:p>1299600</text:p>
              </table:table-cell>
              <table:table-cell office:value-type="float" office:value="104573">
                <text:p>104573</text:p>
              </table:table-cell>
              <table:table-cell office:value-type="float" office:value="326136">
                <text:p>32613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322500">
                <text:p>1322500</text:p>
              </table:table-cell>
              <table:table-cell office:value-type="float" office:value="105015">
                <text:p>105015</text:p>
              </table:table-cell>
              <table:table-cell office:value-type="float" office:value="332878">
                <text:p>33287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345600">
                <text:p>1345600</text:p>
              </table:table-cell>
              <table:table-cell office:value-type="float" office:value="105314">
                <text:p>105314</text:p>
              </table:table-cell>
              <table:table-cell office:value-type="float" office:value="343724">
                <text:p>34372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368900">
                <text:p>1368900</text:p>
              </table:table-cell>
              <table:table-cell office:value-type="float" office:value="106650">
                <text:p>106650</text:p>
              </table:table-cell>
              <table:table-cell office:value-type="float" office:value="329823">
                <text:p>32982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392400">
                <text:p>1392400</text:p>
              </table:table-cell>
              <table:table-cell office:value-type="float" office:value="108605">
                <text:p>108605</text:p>
              </table:table-cell>
              <table:table-cell office:value-type="float" office:value="347135">
                <text:p>34713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416100">
                <text:p>1416100</text:p>
              </table:table-cell>
              <table:table-cell office:value-type="float" office:value="117355">
                <text:p>117355</text:p>
              </table:table-cell>
              <table:table-cell office:value-type="float" office:value="355452">
                <text:p>355452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40000">
                <text:p>1440000</text:p>
              </table:table-cell>
              <table:table-cell office:value-type="float" office:value="119145">
                <text:p>119145</text:p>
              </table:table-cell>
              <table:table-cell office:value-type="float" office:value="362972">
                <text:p>36297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464100">
                <text:p>1464100</text:p>
              </table:table-cell>
              <table:table-cell office:value-type="float" office:value="114639">
                <text:p>114639</text:p>
              </table:table-cell>
              <table:table-cell office:value-type="float" office:value="357919">
                <text:p>3579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488400">
                <text:p>1488400</text:p>
              </table:table-cell>
              <table:table-cell office:value-type="float" office:value="122594">
                <text:p>122594</text:p>
              </table:table-cell>
              <table:table-cell office:value-type="float" office:value="368290">
                <text:p>36829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512900">
                <text:p>1512900</text:p>
              </table:table-cell>
              <table:table-cell office:value-type="float" office:value="123503">
                <text:p>123503</text:p>
              </table:table-cell>
              <table:table-cell office:value-type="float" office:value="369688">
                <text:p>36968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537600">
                <text:p>1537600</text:p>
              </table:table-cell>
              <table:table-cell office:value-type="float" office:value="123456">
                <text:p>123456</text:p>
              </table:table-cell>
              <table:table-cell office:value-type="float" office:value="391891">
                <text:p>39189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562500">
                <text:p>1562500</text:p>
              </table:table-cell>
              <table:table-cell office:value-type="float" office:value="123817">
                <text:p>123817</text:p>
              </table:table-cell>
              <table:table-cell office:value-type="float" office:value="388193">
                <text:p>38819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587600">
                <text:p>1587600</text:p>
              </table:table-cell>
              <table:table-cell office:value-type="float" office:value="128120">
                <text:p>128120</text:p>
              </table:table-cell>
              <table:table-cell office:value-type="float" office:value="389270">
                <text:p>38927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612900">
                <text:p>1612900</text:p>
              </table:table-cell>
              <table:table-cell office:value-type="float" office:value="134947">
                <text:p>134947</text:p>
              </table:table-cell>
              <table:table-cell office:value-type="float" office:value="397966">
                <text:p>39796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38400">
                <text:p>1638400</text:p>
              </table:table-cell>
              <table:table-cell office:value-type="float" office:value="132216">
                <text:p>132216</text:p>
              </table:table-cell>
              <table:table-cell office:value-type="float" office:value="406164">
                <text:p>40616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664100">
                <text:p>1664100</text:p>
              </table:table-cell>
              <table:table-cell office:value-type="float" office:value="134984">
                <text:p>134984</text:p>
              </table:table-cell>
              <table:table-cell office:value-type="float" office:value="418964">
                <text:p>41896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690000">
                <text:p>1690000</text:p>
              </table:table-cell>
              <table:table-cell office:value-type="float" office:value="136743">
                <text:p>136743</text:p>
              </table:table-cell>
              <table:table-cell office:value-type="float" office:value="433359">
                <text:p>43335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16100">
                <text:p>1716100</text:p>
              </table:table-cell>
              <table:table-cell office:value-type="float" office:value="137257">
                <text:p>137257</text:p>
              </table:table-cell>
              <table:table-cell office:value-type="float" office:value="429872">
                <text:p>42987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742400">
                <text:p>1742400</text:p>
              </table:table-cell>
              <table:table-cell office:value-type="float" office:value="140340">
                <text:p>140340</text:p>
              </table:table-cell>
              <table:table-cell office:value-type="float" office:value="425072">
                <text:p>425072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768900">
                <text:p>1768900</text:p>
              </table:table-cell>
              <table:table-cell office:value-type="float" office:value="138014">
                <text:p>138014</text:p>
              </table:table-cell>
              <table:table-cell office:value-type="float" office:value="442493">
                <text:p>44249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795600">
                <text:p>1795600</text:p>
              </table:table-cell>
              <table:table-cell office:value-type="float" office:value="143056">
                <text:p>143056</text:p>
              </table:table-cell>
              <table:table-cell office:value-type="float" office:value="446794">
                <text:p>44679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22500">
                <text:p>1822500</text:p>
              </table:table-cell>
              <table:table-cell office:value-type="float" office:value="137564">
                <text:p>137564</text:p>
              </table:table-cell>
              <table:table-cell office:value-type="float" office:value="458931">
                <text:p>458931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849600">
                <text:p>1849600</text:p>
              </table:table-cell>
              <table:table-cell office:value-type="float" office:value="147100">
                <text:p>147100</text:p>
              </table:table-cell>
              <table:table-cell office:value-type="float" office:value="466317">
                <text:p>466317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76900">
                <text:p>1876900</text:p>
              </table:table-cell>
              <table:table-cell office:value-type="float" office:value="149451">
                <text:p>149451</text:p>
              </table:table-cell>
              <table:table-cell office:value-type="float" office:value="467234">
                <text:p>467234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904400">
                <text:p>1904400</text:p>
              </table:table-cell>
              <table:table-cell office:value-type="float" office:value="151181">
                <text:p>151181</text:p>
              </table:table-cell>
              <table:table-cell office:value-type="float" office:value="468447">
                <text:p>46844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932100">
                <text:p>1932100</text:p>
              </table:table-cell>
              <table:table-cell office:value-type="float" office:value="158111">
                <text:p>158111</text:p>
              </table:table-cell>
              <table:table-cell office:value-type="float" office:value="480468">
                <text:p>48046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60000">
                <text:p>1960000</text:p>
              </table:table-cell>
              <table:table-cell office:value-type="float" office:value="154235">
                <text:p>154235</text:p>
              </table:table-cell>
              <table:table-cell office:value-type="float" office:value="486590">
                <text:p>48659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988100">
                <text:p>1988100</text:p>
              </table:table-cell>
              <table:table-cell office:value-type="float" office:value="157190">
                <text:p>157190</text:p>
              </table:table-cell>
              <table:table-cell office:value-type="float" office:value="505752">
                <text:p>505752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016400">
                <text:p>2016400</text:p>
              </table:table-cell>
              <table:table-cell office:value-type="float" office:value="157488">
                <text:p>157488</text:p>
              </table:table-cell>
              <table:table-cell office:value-type="float" office:value="496514">
                <text:p>496514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2044900">
                <text:p>2044900</text:p>
              </table:table-cell>
              <table:table-cell office:value-type="float" office:value="162628">
                <text:p>162628</text:p>
              </table:table-cell>
              <table:table-cell office:value-type="float" office:value="504742">
                <text:p>504742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073600">
                <text:p>2073600</text:p>
              </table:table-cell>
              <table:table-cell office:value-type="float" office:value="162429">
                <text:p>162429</text:p>
              </table:table-cell>
              <table:table-cell office:value-type="float" office:value="528765">
                <text:p>528765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102500">
                <text:p>2102500</text:p>
              </table:table-cell>
              <table:table-cell office:value-type="float" office:value="171022">
                <text:p>171022</text:p>
              </table:table-cell>
              <table:table-cell office:value-type="float" office:value="528253">
                <text:p>528253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131600">
                <text:p>2131600</text:p>
              </table:table-cell>
              <table:table-cell office:value-type="float" office:value="176269">
                <text:p>176269</text:p>
              </table:table-cell>
              <table:table-cell office:value-type="float" office:value="538798">
                <text:p>538798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2160900">
                <text:p>2160900</text:p>
              </table:table-cell>
              <table:table-cell office:value-type="float" office:value="170315">
                <text:p>170315</text:p>
              </table:table-cell>
              <table:table-cell office:value-type="float" office:value="526441">
                <text:p>52644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190400">
                <text:p>2190400</text:p>
              </table:table-cell>
              <table:table-cell office:value-type="float" office:value="176929">
                <text:p>176929</text:p>
              </table:table-cell>
              <table:table-cell office:value-type="float" office:value="557032">
                <text:p>55703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2220100">
                <text:p>2220100</text:p>
              </table:table-cell>
              <table:table-cell office:value-type="float" office:value="182404">
                <text:p>182404</text:p>
              </table:table-cell>
              <table:table-cell office:value-type="float" office:value="541563">
                <text:p>54156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50000">
                <text:p>2250000</text:p>
              </table:table-cell>
              <table:table-cell office:value-type="float" office:value="170012">
                <text:p>170012</text:p>
              </table:table-cell>
              <table:table-cell office:value-type="float" office:value="575014">
                <text:p>57501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2280100">
                <text:p>2280100</text:p>
              </table:table-cell>
              <table:table-cell office:value-type="float" office:value="182635">
                <text:p>182635</text:p>
              </table:table-cell>
              <table:table-cell office:value-type="float" office:value="573980">
                <text:p>57398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2310400">
                <text:p>2310400</text:p>
              </table:table-cell>
              <table:table-cell office:value-type="float" office:value="178017">
                <text:p>178017</text:p>
              </table:table-cell>
              <table:table-cell office:value-type="float" office:value="572045">
                <text:p>57204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2340900">
                <text:p>2340900</text:p>
              </table:table-cell>
              <table:table-cell office:value-type="float" office:value="188442">
                <text:p>188442</text:p>
              </table:table-cell>
              <table:table-cell office:value-type="float" office:value="592027">
                <text:p>59202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2371600">
                <text:p>2371600</text:p>
              </table:table-cell>
              <table:table-cell office:value-type="float" office:value="187016">
                <text:p>187016</text:p>
              </table:table-cell>
              <table:table-cell office:value-type="float" office:value="593113">
                <text:p>59311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2402500">
                <text:p>2402500</text:p>
              </table:table-cell>
              <table:table-cell office:value-type="float" office:value="193725">
                <text:p>193725</text:p>
              </table:table-cell>
              <table:table-cell office:value-type="float" office:value="597629">
                <text:p>597629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2433600">
                <text:p>2433600</text:p>
              </table:table-cell>
              <table:table-cell office:value-type="float" office:value="191446">
                <text:p>191446</text:p>
              </table:table-cell>
              <table:table-cell office:value-type="float" office:value="598619">
                <text:p>59861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2464900">
                <text:p>2464900</text:p>
              </table:table-cell>
              <table:table-cell office:value-type="float" office:value="196332">
                <text:p>196332</text:p>
              </table:table-cell>
              <table:table-cell office:value-type="float" office:value="628913">
                <text:p>62891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2496400">
                <text:p>2496400</text:p>
              </table:table-cell>
              <table:table-cell office:value-type="float" office:value="200413">
                <text:p>200413</text:p>
              </table:table-cell>
              <table:table-cell office:value-type="float" office:value="642222">
                <text:p>642222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2528100">
                <text:p>2528100</text:p>
              </table:table-cell>
              <table:table-cell office:value-type="float" office:value="206658">
                <text:p>206658</text:p>
              </table:table-cell>
              <table:table-cell office:value-type="float" office:value="641524">
                <text:p>64152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560000">
                <text:p>2560000</text:p>
              </table:table-cell>
              <table:table-cell office:value-type="float" office:value="207673">
                <text:p>207673</text:p>
              </table:table-cell>
              <table:table-cell office:value-type="float" office:value="660720">
                <text:p>66072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592100">
                <text:p>2592100</text:p>
              </table:table-cell>
              <table:table-cell office:value-type="float" office:value="201742">
                <text:p>201742</text:p>
              </table:table-cell>
              <table:table-cell office:value-type="float" office:value="631095">
                <text:p>63109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2624400">
                <text:p>2624400</text:p>
              </table:table-cell>
              <table:table-cell office:value-type="float" office:value="213212">
                <text:p>213212</text:p>
              </table:table-cell>
              <table:table-cell office:value-type="float" office:value="656332">
                <text:p>656332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2656900">
                <text:p>2656900</text:p>
              </table:table-cell>
              <table:table-cell office:value-type="float" office:value="208453">
                <text:p>208453</text:p>
              </table:table-cell>
              <table:table-cell office:value-type="float" office:value="667859">
                <text:p>667859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2689600">
                <text:p>2689600</text:p>
              </table:table-cell>
              <table:table-cell office:value-type="float" office:value="212042">
                <text:p>212042</text:p>
              </table:table-cell>
              <table:table-cell office:value-type="float" office:value="676506">
                <text:p>67650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2722500">
                <text:p>2722500</text:p>
              </table:table-cell>
              <table:table-cell office:value-type="float" office:value="209409">
                <text:p>209409</text:p>
              </table:table-cell>
              <table:table-cell office:value-type="float" office:value="680825">
                <text:p>680825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755600">
                <text:p>2755600</text:p>
              </table:table-cell>
              <table:table-cell office:value-type="float" office:value="220575">
                <text:p>220575</text:p>
              </table:table-cell>
              <table:table-cell office:value-type="float" office:value="681203">
                <text:p>681203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2788900">
                <text:p>2788900</text:p>
              </table:table-cell>
              <table:table-cell office:value-type="float" office:value="226700">
                <text:p>226700</text:p>
              </table:table-cell>
              <table:table-cell office:value-type="float" office:value="693663">
                <text:p>693663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822400">
                <text:p>2822400</text:p>
              </table:table-cell>
              <table:table-cell office:value-type="float" office:value="218629">
                <text:p>218629</text:p>
              </table:table-cell>
              <table:table-cell office:value-type="float" office:value="710902">
                <text:p>710902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2856100">
                <text:p>2856100</text:p>
              </table:table-cell>
              <table:table-cell office:value-type="float" office:value="230713">
                <text:p>230713</text:p>
              </table:table-cell>
              <table:table-cell office:value-type="float" office:value="694205">
                <text:p>694205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890000">
                <text:p>2890000</text:p>
              </table:table-cell>
              <table:table-cell office:value-type="float" office:value="224466">
                <text:p>224466</text:p>
              </table:table-cell>
              <table:table-cell office:value-type="float" office:value="730021">
                <text:p>73002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2924100">
                <text:p>2924100</text:p>
              </table:table-cell>
              <table:table-cell office:value-type="float" office:value="240340">
                <text:p>240340</text:p>
              </table:table-cell>
              <table:table-cell office:value-type="float" office:value="725839">
                <text:p>72583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2958400">
                <text:p>2958400</text:p>
              </table:table-cell>
              <table:table-cell office:value-type="float" office:value="232469">
                <text:p>232469</text:p>
              </table:table-cell>
              <table:table-cell office:value-type="float" office:value="751801">
                <text:p>751801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2992900">
                <text:p>2992900</text:p>
              </table:table-cell>
              <table:table-cell office:value-type="float" office:value="243283">
                <text:p>243283</text:p>
              </table:table-cell>
              <table:table-cell office:value-type="float" office:value="737840">
                <text:p>7378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3027600">
                <text:p>3027600</text:p>
              </table:table-cell>
              <table:table-cell office:value-type="float" office:value="229987">
                <text:p>229987</text:p>
              </table:table-cell>
              <table:table-cell office:value-type="float" office:value="767472">
                <text:p>767472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062500">
                <text:p>3062500</text:p>
              </table:table-cell>
              <table:table-cell office:value-type="float" office:value="244431">
                <text:p>244431</text:p>
              </table:table-cell>
              <table:table-cell office:value-type="float" office:value="776210">
                <text:p>77621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3097600">
                <text:p>3097600</text:p>
              </table:table-cell>
              <table:table-cell office:value-type="float" office:value="235966">
                <text:p>235966</text:p>
              </table:table-cell>
              <table:table-cell office:value-type="float" office:value="783899">
                <text:p>783899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3132900">
                <text:p>3132900</text:p>
              </table:table-cell>
              <table:table-cell office:value-type="float" office:value="238826">
                <text:p>238826</text:p>
              </table:table-cell>
              <table:table-cell office:value-type="float" office:value="787598">
                <text:p>787598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168400">
                <text:p>3168400</text:p>
              </table:table-cell>
              <table:table-cell office:value-type="float" office:value="248428">
                <text:p>248428</text:p>
              </table:table-cell>
              <table:table-cell office:value-type="float" office:value="789367">
                <text:p>78936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3204100">
                <text:p>3204100</text:p>
              </table:table-cell>
              <table:table-cell office:value-type="float" office:value="246561">
                <text:p>246561</text:p>
              </table:table-cell>
              <table:table-cell office:value-type="float" office:value="812834">
                <text:p>812834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240000">
                <text:p>3240000</text:p>
              </table:table-cell>
              <table:table-cell office:value-type="float" office:value="253151">
                <text:p>253151</text:p>
              </table:table-cell>
              <table:table-cell office:value-type="float" office:value="810957">
                <text:p>810957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3276100">
                <text:p>3276100</text:p>
              </table:table-cell>
              <table:table-cell office:value-type="float" office:value="262491">
                <text:p>262491</text:p>
              </table:table-cell>
              <table:table-cell office:value-type="float" office:value="803438">
                <text:p>803438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3312400">
                <text:p>3312400</text:p>
              </table:table-cell>
              <table:table-cell office:value-type="float" office:value="260331">
                <text:p>260331</text:p>
              </table:table-cell>
              <table:table-cell office:value-type="float" office:value="846933">
                <text:p>84693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3348900">
                <text:p>3348900</text:p>
              </table:table-cell>
              <table:table-cell office:value-type="float" office:value="257352">
                <text:p>257352</text:p>
              </table:table-cell>
              <table:table-cell office:value-type="float" office:value="845923">
                <text:p>84592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3385600">
                <text:p>3385600</text:p>
              </table:table-cell>
              <table:table-cell office:value-type="float" office:value="277436">
                <text:p>277436</text:p>
              </table:table-cell>
              <table:table-cell office:value-type="float" office:value="865845">
                <text:p>86584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422500">
                <text:p>3422500</text:p>
              </table:table-cell>
              <table:table-cell office:value-type="float" office:value="265065">
                <text:p>265065</text:p>
              </table:table-cell>
              <table:table-cell office:value-type="float" office:value="853076">
                <text:p>853076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3459600">
                <text:p>3459600</text:p>
              </table:table-cell>
              <table:table-cell office:value-type="float" office:value="268289">
                <text:p>268289</text:p>
              </table:table-cell>
              <table:table-cell office:value-type="float" office:value="851623">
                <text:p>851623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3496900">
                <text:p>3496900</text:p>
              </table:table-cell>
              <table:table-cell office:value-type="float" office:value="280407">
                <text:p>280407</text:p>
              </table:table-cell>
              <table:table-cell office:value-type="float" office:value="876793">
                <text:p>87679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534400">
                <text:p>3534400</text:p>
              </table:table-cell>
              <table:table-cell office:value-type="float" office:value="270748">
                <text:p>270748</text:p>
              </table:table-cell>
              <table:table-cell office:value-type="float" office:value="882657">
                <text:p>882657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572100">
                <text:p>3572100</text:p>
              </table:table-cell>
              <table:table-cell office:value-type="float" office:value="284569">
                <text:p>284569</text:p>
              </table:table-cell>
              <table:table-cell office:value-type="float" office:value="895695">
                <text:p>895695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610000">
                <text:p>3610000</text:p>
              </table:table-cell>
              <table:table-cell office:value-type="float" office:value="283171">
                <text:p>283171</text:p>
              </table:table-cell>
              <table:table-cell office:value-type="float" office:value="895191">
                <text:p>895191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3648100">
                <text:p>3648100</text:p>
              </table:table-cell>
              <table:table-cell office:value-type="float" office:value="291973">
                <text:p>291973</text:p>
              </table:table-cell>
              <table:table-cell office:value-type="float" office:value="913935">
                <text:p>913935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3686400">
                <text:p>3686400</text:p>
              </table:table-cell>
              <table:table-cell office:value-type="float" office:value="287965">
                <text:p>287965</text:p>
              </table:table-cell>
              <table:table-cell office:value-type="float" office:value="904639">
                <text:p>904639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3724900">
                <text:p>3724900</text:p>
              </table:table-cell>
              <table:table-cell office:value-type="float" office:value="297505">
                <text:p>297505</text:p>
              </table:table-cell>
              <table:table-cell office:value-type="float" office:value="924768">
                <text:p>92476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763600">
                <text:p>3763600</text:p>
              </table:table-cell>
              <table:table-cell office:value-type="float" office:value="291541">
                <text:p>291541</text:p>
              </table:table-cell>
              <table:table-cell office:value-type="float" office:value="924108">
                <text:p>924108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802500">
                <text:p>3802500</text:p>
              </table:table-cell>
              <table:table-cell office:value-type="float" office:value="300406">
                <text:p>300406</text:p>
              </table:table-cell>
              <table:table-cell office:value-type="float" office:value="949642">
                <text:p>94964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841600">
                <text:p>3841600</text:p>
              </table:table-cell>
              <table:table-cell office:value-type="float" office:value="298495">
                <text:p>298495</text:p>
              </table:table-cell>
              <table:table-cell office:value-type="float" office:value="918725">
                <text:p>91872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880900">
                <text:p>3880900</text:p>
              </table:table-cell>
              <table:table-cell office:value-type="float" office:value="292052">
                <text:p>292052</text:p>
              </table:table-cell>
              <table:table-cell office:value-type="float" office:value="968780">
                <text:p>968780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920400">
                <text:p>3920400</text:p>
              </table:table-cell>
              <table:table-cell office:value-type="float" office:value="307691">
                <text:p>307691</text:p>
              </table:table-cell>
              <table:table-cell office:value-type="float" office:value="996106">
                <text:p>996106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60100">
                <text:p>3960100</text:p>
              </table:table-cell>
              <table:table-cell office:value-type="float" office:value="302360">
                <text:p>302360</text:p>
              </table:table-cell>
              <table:table-cell office:value-type="float" office:value="1015097">
                <text:p>1015097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00000">
                <text:p>4000000</text:p>
              </table:table-cell>
              <table:table-cell office:value-type="float" office:value="298471">
                <text:p>298471</text:p>
              </table:table-cell>
              <table:table-cell office:value-type="float" office:value="1002947">
                <text:p>1002947</text:p>
              </table:table-cell>
              <table:table-cell office:value-type="float" office:value="1991">
                <text:p>1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